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51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18.54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3.0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1.528cm" fo:break-before="auto" style:use-optimal-row-height="true"/>
    </style:style>
    <style:style style:name="ro3" style:family="table-row">
      <style:table-row-properties style:row-height="15.849cm" fo:break-before="auto" style:use-optimal-row-height="true"/>
    </style:style>
    <style:style style:name="ro4" style:family="table-row">
      <style:table-row-properties style:row-height="14.663cm" fo:break-before="auto" style:use-optimal-row-height="true"/>
    </style:style>
    <style:style style:name="ro5" style:family="table-row">
      <style:table-row-properties style:row-height="15.401cm" fo:break-before="auto" style:use-optimal-row-height="false"/>
    </style:style>
    <style:style style:name="ro6" style:family="table-row">
      <style:table-row-properties style:row-height="16.498cm" fo:break-before="auto" style:use-optimal-row-height="false"/>
    </style:style>
    <style:style style:name="ro7" style:family="table-row">
      <style:table-row-properties style:row-height="15.058cm" fo:break-before="auto" style:use-optimal-row-height="true"/>
    </style:style>
    <style:style style:name="ro8" style:family="table-row">
      <style:table-row-properties style:row-height="16.242cm" fo:break-before="auto" style:use-optimal-row-height="true"/>
    </style:style>
    <style:style style:name="ro9" style:family="table-row">
      <style:table-row-properties style:row-height="17.99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cm"/>
      <style:text-properties style:font-name="Liberation Mono" fo:font-size="22pt" style:font-size-asian="22pt" style:font-size-complex="2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36pt" style:font-size-asian="36pt" style:font-size-complex="36pt"/>
    </style:style>
    <style:style style:name="ce4" style:family="table-cell" style:parent-style-name="Default">
      <style:table-cell-properties fo:background-color="#55308d"/>
      <style:text-properties style:font-name="Liberation Mono" fo:font-size="22pt" style:font-size-asian="22pt" style:font-size-complex="22pt"/>
    </style:style>
    <style:style style:name="ce5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cm"/>
      <style:text-properties fo:color="#ffffff" style:font-name="Liberation Mono" fo:font-size="22pt" fo:font-weight="bold" style:font-size-asian="22pt" style:font-weight-asian="bold" style:font-size-complex="22pt" style:font-weight-complex="bold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Liberation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2"/>
          <table:table-cell table:style-name="ce4"/>
          <table:table-cell table:style-name="ce5" office:value-type="string" calcext:value-type="string">
            <text:p>ASCII Portraits by Keith Manfredi / Megabyte Games</text:p>
          </table:table-cell>
          <table:table-cell table:style-name="ce4" table:number-columns-repeated="2"/>
        </table:table-row>
        <table:table-row table:style-name="ro1">
          <table:table-cell table:style-name="ce2"/>
          <table:table-cell table:style-name="ce4"/>
          <table:table-cell table:style-name="ce5" office:value-type="string" calcext:value-type="string">
            <text:p>** use a mono-spaced font **</text:p>
          </table:table-cell>
          <table:table-cell table:style-name="ce4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4"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00000000000000000OOc...................         .........l00000000000000000000</text:p>
            <text:p>00000000000000000000l..................            .........cO000000000000000000</text:p>
            <text:p>0000000000000000000l.................    .         ..........:O00000000000000000</text:p>
            <text:p>000000000000000000x................  ...........    ..........c00000000000000000</text:p>
            <text:p>00000000000000000O'........... ... .''......,,'...    .........o0000000000000000</text:p>
            <text:p>00000000000000000c........... ..  .,'....,:cc:;,'...    ........k000000000000000</text:p>
            <text:p>0000000000000000k..........  ..  .,'..''okxdlc:;,'...   .. .....:000000000000000</text:p>
            <text:p>000000000000000Oc.........  ..  .....',dkOkdol:;,''...   .  .....k00000000000000</text:p>
            <text:p>000000000000000O..........  ..  .....'odxxdolc:;,''...   .. .....l00000000000000</text:p>
            <text:p>000000000000000d.........  ..  ......:loooolc:;,......   ..  ....;O0000000000000</text:p>
            <text:p>000000000000000l.........  .. .......';cclc:;,...','..    .  ... ,O0000000000000</text:p>
            <text:p>000000000000000:........  ..   ....''',;:::,'..,;;'.. .   .  ... .k0000000000000</text:p>
            <text:p>000000000000000:........ ...   ....';;:;:oc'.;;'..'....  ..  ... .x0000000000000</text:p>
            <text:p>000000000000000;........ ... ....':lddoclkl;;cllc:;,,'.   .   .. .d0000000000000</text:p>
            <text:p>000000000000000,............ ....ldxxoccldl;;;clllc:;'.       ....l0000000000000</text:p>
            <text:p>00000000000000O'...........  ...'odxdc::lxl;,,:lllc;,.        ... :0000000000000</text:p>
            <text:p>00000000000000O............  ...;ldxk,........,lc:;,..     .  ... ;0000000000000</text:p>
            <text:p>00000000000000O...........   . .;cldddlclc;..':c:;,..      .  ... 'O000000000000</text:p>
            <text:p>00000000000000O...........   . .',;:c::::c:,''',,'..       .  ... .k000000000000</text:p>
            <text:p>00000000000000k............  .  ..',.';cc:::;'.....        .  .....x000000000000</text:p>
            <text:p>00000000000000x............      ..',,,;ccc:,.....             ... o000000000000</text:p>
            <text:p>00000000000000x............        .',,'........      .      ..... l000000000000</text:p>
            <text:p>00000000000000x.............      ......'......       .      ..... :000000000000</text:p>
            <text:p>00000000000000x,'............     ............        ,      ......,000000000000</text:p>
            <text:p>00000000000000ko.............    .............        c..    .......O00000000000</text:p>
            <text:p>000000000000000l.............    ..............      .x.'    .......O00000000000</text:p>
            <text:p>0000000000000Ox'............. .................       . .    .......k00000000000</text:p>
            <text:p>00000Oxdoollc:,...............clc:::c;..                    . .....'O00000000000</text:p>
            <text:p>000kc;cloxkkkd,...............o0000Okxl:'................   .......:kO0000000000</text:p>
            <text:p>00d,;:lodkOOOx;...............cxkkOOkkxol:;'.........',,'.. .... ...,;clok000000</text:p>
            <text:p>0x,;::cclodddd:,.............'cddxxxxxxddoc:;,'....',;::;,'.....  ..,;::;,;x0000</text:p>
            <text:p>k,;::::::cllool:..........'..,lodddxxxxxxdollc::;;;::::::;;'..... ..,;;;;,'.k000</text:p>
            <text:p>:,::c::::::clllc'........':;,:llllloodxxxdddoolccc:::::::;;,,.... ..',;;;,'.:000</text:p>
            <text:p>';:ccc::;;;:::c::;,......,c:::::;;;:::cloodddddolcc:;;;;,,,,,'... ..'',,,,'.'000</text:p>
            <text:p>,:ccc::;,'..',;;;;;'.....,;;;;;;;;;;;;;;;:lodxxdlc:;;;;,,,'''''..  ...',,,'..O00</text:p>
            <text:p>;::::;,'..   ..',;;,,.....'',;:clloolcc:;,,coxxlc:cclllc::;,''....   ..',,'..x00</text:p>
            <text:p>;:::;,'..      .',,,.........'',:lxOkxolc;,,oko::cldxxxdol:,.......  ..',,'..d00</text:p>
            <text:p>;::;,'...       .',.....'.''''''''',:cllc:;';kc:cloxOOxl;'.......... ..',,'..d00</text:p>
            <text:p>;::;,'...        .......'''',,'''''''''.',,'.l:;:cc:;'''''''''''.......',,'..x00</text:p>
            <text:p>;::;;,'..'x. .   ......'',,,,,,,',''''.......,,,'....''''','''',''.....',,'..x00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,,,,,,,,,,,,,,,,,',',,,,,'',,''''''''''',:c,,;,,,,,,,,,,,,,,,,,,,,,;,;;;:;;ldlc:</text:p>
            <text:p>,,,,,,,,,,,,,,,,,,,,,,,''''''''''...........',,,''''',,,,,,,,,,,,;;;;;;;;;;;:ccl</text:p>
            <text:p>,,,,,,,,,,,,,,,,,,,,,,,,''''........   ...............''',,;,;,,;;;;;;;;;;:;;:::</text:p>
            <text:p>,,,,,;,,,,,,,,,,,,,,,,'''...................     .......'',,,,;,;;;;;;;;;;;;::::</text:p>
            <text:p>;,,;,,,,,;;,,,,,,,,,,''....................           ....',,:,;;;;;;;;;;;::::::</text:p>
            <text:p>;;;,,,,,;;,,,,,,,,,'''....................              ....',;;;;;;;;;:::c:::::</text:p>
            <text:p>;;;;;;;;:,,;,,,,,''''..........   ............           ....',;;;;:;;::::::::::</text:p>
            <text:p>;;;;;;;;;,,,,,,,'''.......      . ................         ...',,;;;;;;:::::::::</text:p>
            <text:p>;;;;;;;;;:,,,,,,,'....            ......................   ....,,;;;;:;;::::::::</text:p>
            <text:p>:;:;;;;;;:;;,,,,'...           ..    ..................... .....',,;;;;:::::::::</text:p>
            <text:p>:::;;;;;;:;;,,,'..           .        ...........................',;;:::::::::::</text:p>
            <text:p>:::;;;;;;;;;;,,..                    ...............''''..........,:;;:::::::ccl</text:p>
            <text:p>:::;;:;;;;;;,,'....           .................'',,;;,,,'..........,;;:::::::cll</text:p>
            <text:p>:::::::;::;;,,...  ....   ............'',,;;;::::cc::;;,'...........;;::::::::::</text:p>
            <text:p>:::::::::::;;,..',;;'.'.. ....''',,;;;,,;:cccclllcccc:;;,............,;:::::::::</text:p>
            <text:p>::::::::::::::clllcc;;,'...,;;,'......,;:;:ccllllcc::;;;,.. ..........,:::::::::</text:p>
            <text:p>ccc:c::cccccloooc;,.......,;:::;........,::ccllcc::;;,,,'.. ...........,::::::::</text:p>
            <text:p>cccccccccolodol;.........',;::c::;,'..',;::cclc::;''...'...  ...........'::::::c</text:p>
            <text:p>cldlllcclcdddl;.'........',;::cccccccccccccccc:;:,.........  ............';:::::</text:p>
            <text:p>clllllolccoddl,.''......'',;:ccclllllllcc::ccc:;;;,'.......  .............,;::::</text:p>
            <text:p>llllllooccoddoc,,,'.....',,;::ccllllllc::::cllc;:::;;,,,'.   ....... ......';:::</text:p>
            <text:p>lllcccccccldddo:;;;,....',;;::ccllllll:;:::ccc:,:::::;;,..   ........  .....',;;</text:p>
            <text:p>cccccccccclodddl::::,...,,;::cclllllllc;,'''...,:::::;,..    ........   ......';</text:p>
            <text:p>lclcllllcclodddoc::::;'.,;;::ccllllllllcc:::'.';:::;;'...     .......    .......</text:p>
            <text:p>lcccccclcllooddoc:::ccc;';;:cccllllc;,'......';:::;,'. ..     .......     ......</text:p>
            <text:p>ccccccllllllllllc::::::;.';::ccccccc:,'.......;::;,'. ..     ........      .....</text:p>
            <text:p>ccccllllllccc:::::;;;;;,...,;::cccccc:;,''...';;;,'. ...    .........       ....</text:p>
            <text:p>cccccccccc:::;;;;,,,,,'.....',;::ccccccc:;,,,,,,'..  ..    . ..........      ...</text:p>
            <text:p>ccccccc:::;;;;;;,'......''''''',,;:::cc:::;,,''..   .....    ..........       ..</text:p>
            <text:p>cccccc::;;;::c:,'......',,,,,,''''''''''''....,    .......   ...........  ..    </text:p>
            <text:p>cccc::;:clll:;,,,'''''',,;;;;,,,''....      ....  ........    . ......... ..... </text:p>
            <text:p>ccc:::lollc::;;;;,,,,,,,,;;:;;,,,'...      .,''.............  ..................</text:p>
            <text:p>cc::clllccc:::;;;;;;;;;;;;;::;,,,'...    .',,,,''...............................</text:p>
            <text:p>:::cccclllcc:::;;;;;;;;;;;;:::;,'....    .....'''.....'............  ...........</text:p>
            <text:p>::::::ccccc::::;;;;;:::::::::::;,'.....    ...........'.........................</text:p>
            <text:p>;::::::cccccc:::::::ccloodoolcc:;,''..................''......................';</text:p>
            <text:p>;;:::ccccccccccccccccllooddoolllcc:;,''.........'''..'','........... ......,;:cc</text:p>
            <text:p>,;::ccccccccccccccccccclllllooodxxlc:;,,,'''....',,...,,,,''...........':;:clodo</text:p>
            <text:p>',;:ccccccccccccccccccccllloooodkxolc::;;,,,,''',;;'..',;:;l,...,::';;cc:::ccclo</text:p>
            <text:p>.',:ccccccccccccccccccccllooooooddolcccc:;;,,,'',;;;..',;c:::,.',;;;::cl:::cc::c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4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;:::lccccoloooxdoxkkxdxxxlc'..            ......',cdxKNWNXXNKkxk0Xkxxkdddolocccl</text:p>
            <text:p>;:::clollloddodxdxk0kkkOxl:'.             ......',;:lxOKNNXX0OkkOkkxO0xdddolllll</text:p>
            <text:p>::c:cllloldkdxk0OKXKOxxxc;'...    ...     ......',,:cldOKXXXK000O0Oxk0kkdodooooc</text:p>
            <text:p>c:::clooxkxxkk0KNXOdllo;'........'''''..........'',;:cldO0KXXXKKK00Ok0OkxdOkollc</text:p>
            <text:p>cdllloxx0kOXKKKX0dl:;;'....   ...,,;;;,,........'',;:clok0KKXXXKKKKK00Oxdxdddoll</text:p>
            <text:p>llllddxOKXXK00kd:;;'.....    ..',,,,;;;,,.......'',;:clokO0KNNXKKKKXXX0xddddoool</text:p>
            <text:p>cclcloOO0Oxddl:;'.......    ..'',,,'..',,'......'',;:ccodk0KNNNXKXXXXX0kxddddooo</text:p>
            <text:p>cccllxxxddl:;,........      .','......',,'......'',;;:clxxOXXNNNXXKNNX0kxdddookx</text:p>
            <text:p>ccccldxxoc:,.......         .';;,...';:l:,'......',,;:clOk0KXXNNNNXXX00kxddxdodd</text:p>
            <text:p>:ccllokxxl;'.....           .',;:::clclocc:,,'...'',;;:clokK0KNWWWNKK0OOkddddooo</text:p>
            <text:p>ccloloxxx:,.....             .';::ccc;;::cccc:,...'',;;:cloxk0KNNWWNX0kOOxxdoodo</text:p>
            <text:p>cclldodk0d'....              ..';;:cc'...:cc:;.....',,;::clodkO0KNWWN0OkOkkxdood</text:p>
            <text:p>clclldk00:'...                ..',;,....',;;,.......',,;::cloddk0XNWNK000000dxoo</text:p>
            <text:p>ololoxxo:,....                 ...','...'''..........'',;;:cclodk0NWNXK0kxxdddxx</text:p>
            <text:p>ldldxOkl,'....                   ............ ........'',,;::cllox0XNNX0xxxOOxdo</text:p>
            <text:p>ooOOdkd:,.....                     .........   .........'',,;::clokXWWN0kxkxkddo</text:p>
            <text:p>ooxOddc:,....            .  ..      .......     .........''',,;:cldKXXX0xdddddoo</text:p>
            <text:p>clkoooc,'.....  .. ..........'..............   ............'',,;:clx0XKOOdddxdoo</text:p>
            <text:p>lllldoc,.....................,..............................'',;;clox00OOxxxkxdd</text:p>
            <text:p>lllldo::'......'',o,'........'''''',,,,,,:::::;,............',,;;clx0KXOxkxxkxdo</text:p>
            <text:p>cccldxo:;,:,,:cokcldc,,,,,',,;;::ccccllllllllcc:;'..........';;:codx0NOxddxddool</text:p>
            <text:p>cccldkkxddOlxOo;;;;;;;;::::::cccllllloooooooolllc:;''......',;ldddxO0Oxdxxoddooo</text:p>
            <text:p>llclx0dkOk0ddo:;;;::::::::::ccclllooooddddddoooollc:;,''''',,;cx0000k0OddOdoolxl</text:p>
            <text:p>looodOkOOOkxo;;;;;;;;;;:::::cccllooddddddddddooolllllcc:::::::clx0Kkk0xdoooollll</text:p>
            <text:p>ooooxOOxk0kd;,,,,,,;;:::;;;;;:cloodddddxxxxddddollllllooollloooood0KOkxdodxolool</text:p>
            <text:p>lokxkOkxOKOc,,,,,,,,,,,,'...,:clooodoollddddddoolccclllloooooooolccKX0kkkOdodxod</text:p>
            <text:p>ldkxxOxkOKd,,''.............';:clllllllooooooolllc::ccccccllllllccckNXOk0OdkkOdO</text:p>
            <text:p>lodOxkO0XXo''................';;::ccccllllllccc:cc;:::;;::::::::::cdKXNOkO00xOxd</text:p>
            <text:p>lldxxxkOKO:'''''.....,:o:',,'..',,;;;:::::::;;,,;;,::;;,,,,,,,,,,,;lO0XXOkxkOxlc</text:p>
            <text:p>lok0O000Oo,'',,''...lx0XXx;,,'.....'''',''''....'',;;,,'.........';k0kxkxodkNOll</text:p>
            <text:p>lldKOOOxk:,,,,,'',;lkk0XWXk:;,'...................,;;,,,,.......'okOOxxdodooOxcc</text:p>
            <text:p>lllooddoo,,,,,,,;:ldx0XK0KXKl,,'.................,::;,;::;,...'cl0kk0Oddodlo0lc:</text:p>
            <text:p>llcloldo;,,,,,,;cxk0K0K0KKKK0d,,''..............,;:;,';;;;;,,;;olOxkxkOdoollllcc</text:p>
            <text:p>clcllolc,,,,',;lOKKXO00OkO0kOOd;'''''.........',,;,''.,,,,,,,;:clxdxkdkOxolclocl</text:p>
            <text:p>:ccccll;,,,'';oOXK00OOkxk0kxxxxk,...'''''''''',,,,''..',''',,,:,;ddxdxdxxoolcllc</text:p>
            <text:p>clcccc;''''';o0XOxxddddkOdxxoxOxl'.........'..........''..';,;'''lOkdxxxkoll::::</text:p>
            <text:p>llcclo,'''',lkNOkdddoddkddkoookod:....................''..';;,..'lOkkxodkdlcc::;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WMMWWXKKNWWWMMMMNo....     ......................  .               'kOkxddxxddl</text:p>
            <text:p>WMMWNNNWWWMMMMMWNl....    ..........................  .              lOOkxxxxxdo</text:p>
            <text:p>WWNWWWWMMMMMMMW0,....   ............................                 .dOOkkkkxxd</text:p>
            <text:p>WWWMMMMMMMMMWNk'...    .............. ....  .. ......                 .xOOOkkxxd</text:p>
            <text:p>WMMMMMMMMMWWXx'...    ..''..........   .  .                            :kOOOkxxd</text:p>
            <text:p>WMMMMMMMMWNKo'..      ':c:,..........                                  .xOOOkkkx</text:p>
            <text:p>WMMMMWWWNXO:'...     .cddol,.........                                   ;k0OOkkk</text:p>
            <text:p>WWWWWWNXKo,'...      :oddxdo:,....  .                                   .lO00OOO</text:p>
            <text:p>WWWNNXXk:,'...      .ll:,,;coo:,....                                     'x000OO</text:p>
            <text:p>NNNNX0o:,'...       l00Okxxddxxdl:,...                                   .cO0OOO</text:p>
            <text:p>XXXKxdo,'...        lollodxxkkOkxdolc:,'..                                'xOOOO</text:p>
            <text:p>KK0xkx,'...    .   .o''o: 'dkO0Okxxkkkxxoc'.                              .lO00O</text:p>
            <text:p>0Ok0O;,....    .   lKOkkxc:dO0K0OkkOOxc:.....                              'k000</text:p>
            <text:p>O000c:,'...    .   KXKK0OOOO0KXKOOO00xxkc,'...                             .o000</text:p>
            <text:p>K0Kk:l'....    .. .XXXKK000KKXN0kkO000000Okxdc,.                           .;OKK</text:p>
            <text:p>K00dll,......  .. .0KKKKKKKKXNXOkkOO0KKKKK00Okd;..                         .;k0K</text:p>
            <text:p>K00ooo,......  ..  cKKKKKKKKNN0kxxxk0KKKKKKK0Oxo:..                        .;x0K</text:p>
            <text:p>000xod,......  ...  xKKKKKKXKOxddxddk0KKKKK00Oxdl:'..                      .;kKK</text:p>
            <text:p>K00kox;..'...   ..  .kKKKKKKkodl:cold0KKKK00Okxol:;'..                     .;0KK</text:p>
            <text:p>KK00dx:'''..'.. ...  .xKKKXXXXK00kkOO0KKK00Okxdolc;,'..                    .l0KK</text:p>
            <text:p>KKK0kd:',,.',... ...  .oKKKXXOdolloxOO0000OOkxdolc:;,'..                  ..xKKK</text:p>
            <text:p>KKKK0x:',:..,........   :0KKkc;:c:,',;cxOOOkxddolc:;,'...                 .:OKXX</text:p>
            <text:p>KKKK0k:',;,...........   .o0K0OkxdlccldkOkkxxdolc::;,...                  .dOKXX</text:p>
            <text:p>XKKK0Ol;'':............    ,OKK0OkkkkOOOkkxdoolc:;,'....                  ;kO00K</text:p>
            <text:p>KKKKK0dc'';............     .oKXKKK00OOkxxdolc:;'........                .;x0KKK</text:p>
            <text:p>KKKKKKkd,.,'........... .     'x00OOOkxdolc;,'............                .xkOOO</text:p>
            <text:p>KKKKKK0xl'.'..........  .       .,;;;,'.......''''',''.....              ..,lxOO</text:p>
            <text:p>KKKKKKKOd,,...........   .               .'',,,,,;;;,,''....               ...;d</text:p>
            <text:p>KKKKKKK0xl,.........                     .;;;;;;::::;;,,,'....                ..</text:p>
            <text:p>KKKKKK000dl'........                     ,:::::cccc::::;;,,''...              . </text:p>
            <text:p>KXXKKKK00Odo.....  ......  ...      ....'cllllllollccccc::;;,,.......         ':</text:p>
            <text:p>KKXKKK0000kdc....  ...... ....... ...';:cddddddxdollllllccc:;,'.,;;,,...       :</text:p>
            <text:p>0KKKK0000OOxx,... ....... .........':loddkkkkkkxdddddooollcc:,,:lll;'....       </text:p>
            <text:p>KKXKKKKK0O0kl'....................',:ldkkOOOO000Okkkxxxddddd::ldd,.   .....     </text:p>
            <text:p>KKXXXXKK0XNx,....'............''.,;;coxO000KXXNNXXXXKK0OOOkoclo:.  .:ddol:,'... </text:p>
            <text:p>KKXXXXKKNNk,...',,...........''.,:ccoxO00KKXXXXXXKKK00OOkkxloo'   .okOkxdl:;'...</text:p>
            <text:p>KKKKXXXWN0;,..',;,........ .''':ccloxO0KKXXXXXXKKKK00000Okxxo.   'dOOOOkxol:,'..</text:p>
            <text:p>00KKKXWN0:c'.':,,,'....,, .,;:clloxO0KXXXXXXXXXKKKKKKK00OOko.  .'oO000Okxdlc;,..</text:p>
            <text:p>00KKXWNKl,d'',:,,''......':cloddxO0KXXNNXXXXXXXKKKKKK000Od:.  .,okO00OOkxdlc:,'.</text:p>
            <text:p>0KKKWNXk;cx'';;,''. .,, .:loddxkOKXXNNNNNNNXXXXKKKKK0Oo;.... .,cxO000OOkxdlc:;'.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...;;'''0KkxkOKl..,:;;;,,:::olc;;,...   .',,.......'.''',''....,d; ;;'cdOOxloOO;</text:p>
            <text:p>;:,',..,k0OK0xo.',;;;;;;:;::;;;;'.'. .cx000Oko:'...''''''','.....'.. .,xxl:ck0k;</text:p>
            <text:p>;::;'...d0xxdc',;,,;;;;;;;,,;,'.,,..lKWWWWNNNXXOo;...,,,,,,,,'.. ...'  ;oddxOOl'</text:p>
            <text:p>kdxkkOOo';loc',;,,,,;;,;,',,''';,..xNWWWWWWWNNNNXKx:...',;;;;;'. .c,.';oKNXkko';</text:p>
            <text:p>'xOO0Kkxo' .',,,,',:;;;',','',;,..oNWMMMMWWWWNNNNNXKx:...,,;;;,'.,c:;ckKOxoool;,</text:p>
            <text:p> o00kkocc:..',,,',;;;'',,,',;:;..;XWMMMMMMMWWWNNNNNNXKx;..',,,,'...'';::cloxkkxo</text:p>
            <text:p>' .,,..ll; .',,'',,,...,,,;::;..'OWWMMMMMMMWWWNNNNNNNXXO:. .,,,'..;';;':xkk0O0Kk</text:p>
            <text:p>.......,'...,,'''''...,',;cc;...oXWWMMMMMMMMWWWNNNNNNXXKk;. ',''...;xKo..;ldxxc'</text:p>
            <text:p>llc:',.....';,.''. ..'';:cc,.'.lKNWMMMMMMMMMWWWWNNNNNXXK0x. .,,''.'cxOK0: .....'</text:p>
            <text:p>'coo:''.  .;,..'....';:cc:....oXWWMMMMMMMMMMMWWKkdclx0KKKOc  ,,,,,';lxO0K. ....'</text:p>
            <text:p>:ccll:''. .,.......,:ccc,......'cOWMMMMMMMMKl'.  ;0WN0KKK0d.  :;:,'.:oxOOxoco: .</text:p>
            <text:p>cccccl:,. '.... .,::ll:,'. .... .'ONWWWWWNXc.  .....   'O0d.  .;:;,';:coOKKxx0d.</text:p>
            <text:p>o;'.';;. ......'::ll:;..   . ...  .;ok0Od;.   ,..;:.  :KX0l   .,;c,';;l:ddooxOo;</text:p>
            <text:p>xc;'....'.....;cllc;.      'lxXKkk0:'ONK;cK00XX0xl;.;xNNXk.   ..::l,';lccoxOOKXx</text:p>
            <text:p>Oc,';'..;...,:clc'.   .:kOOO0XNWWWNKOWMWOKNWMMWWNXXNWWWNO:     ,.::c,:dxxoxOOkd.</text:p>
            <text:p>kocol' ,'';:::;.     .oKWWWWMMMMMMW0dNMMOxXWMMMMMMMMMWNO:.   ..,..c::,;ccokO00O,</text:p>
            <text:p>dxod,..,;:c:.  .  .  .ckXWWWMMMMMMNddWMMNlOWMMMMMMMWWKx;.   ....,.'c;:;c:ocodxko</text:p>
            <text:p>.cc,,',c:,.   .'...   .:xKNWWMMMMM0cXWMMWKlNMMMMMMWNKd;.   ..''.,''':,,:::okxdol</text:p>
            <text:p>:o.cc:c'.  . .:....    .;d0NWWMMMMxcd0NXkccXMMMMMWNKxc;'   .''..'',..;.;;,.cxkdd</text:p>
            <text:p>k; '.',;.... .l'....   ..;d0NWWMMMO.  .   'NMMMMWWXOdc:.  ...'.'';;...',;,;cdk'c</text:p>
            <text:p>:c.'..':,.'. 'l'.'..   .,;cx0XWWMMWK::::;lKWMMMWWX0koc'   ..''.;,::...'c;oc',ll'</text:p>
            <text:p>;;,:.';:;.'...l,.'...   .;cox0XNN0c.  ..  .'lKNNX0ko:.  ....,'':;cc...,Ok0Kkoxkd</text:p>
            <text:p>xl,,,;dx:.',..o;'.'.''.   .;lxO00d::oxkkkxllkKKKOd:.   ..'',,.::o::...:kOO0KxkkO</text:p>
            <text:p>:c;.:xxkc.,:..;l,,...,,.    .;lxkkxl;;,;;:ok00Ox:.    ..,,,,,'clcl,.'':dkkOkxcox</text:p>
            <text:p> ;ko,;cdo';c...ll,'''.;,'.    .;dOXNWWWWWWWWN0d,    ...,;,,;'clo,c..;,,ccdddo:oO</text:p>
            <text:p> k0Ooc..::lc...;ll;.,..:,,.     .ckKXNNNNNXKk:.    ...,;,,;,;lx','..c,,;codOock0</text:p>
            <text:p>.;,lkkdolldc....:co,.'..;,;:'      ........      ....,;'.,,'lx,... .l,,;ccokloxo</text:p>
            <text:p> .:;kkxxl:x;.... ;;o.'...;,lxl'              ......',,'.,,'lk,.... .o,,cclddd:dx</text:p>
            <text:p>..;;xOko;ck.....  ,:o.....;;x0x;'.        ..,,:;',,;'....,:O:.'.....l:',;coookOK</text:p>
            <text:p>.;dxkko,'dc...... ..:c....',:kXKl;;.    .'coldocl:;'.. .',kl.'..... ,d.'lxdc;;lo</text:p>
            <text:p>OOxll:',cd........ ..l;. ';,:o0XNo:kd:,:lxklkxdxoc,.....,xd..'.......c;..:dccco:</text:p>
            <text:p>0dl:,;ccd.....'.... '.l..,lc;lOKXNcoNNXXNNlOkk0kl;......cO'.'. .......;;,,';:lxk</text:p>
            <text:p>c;lxxooc...'..;.... ',''',oxcck0KXOlKMMMMKlkkKXdc,;....,kd.'....,'......;loc,';l</text:p>
            <text:p>d0Okxd, ...'.;:'....:;'.,,lkkcdO00KoOMMMMdokKNOl:,c'..,lxc.,....';...... .ckkd:,</text:p>
            <text:p>OddOo. .'.'..cc....;d:;.;;:OOooO000dOMMMMooONNol;cl''.;ld:.,....':'...... ..dOxk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6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;ll;..............'''''''......  ......''',,''',;,,,',;;;;;;;;;;;;;;;;;;;;;;;;;</text:p>
            <text:p>;::,............'''',,,''.............''''''',,,',,,,,,,;;;;;;;;;;;;;;;;;;;;;;;;</text:p>
            <text:p>:'......''''..',,,,;,,''''.......... ...,;;;,''',,'',;,',,;;;;;;;;;;;;;;;;;;;;;;</text:p>
            <text:p>:c,''.',,'''',;,;;;,,;;,,'...............,:cc:;,'';,.',;,'';;;;;;;;;;;;;;;;;;;;;</text:p>
            <text:p>;:''',,'''',;;;::;:cc:;,.......'',,,,'.....;cllc:,';,'..,,'.';;;;;;;;;;;;;;;;;;;</text:p>
            <text:p>',,,'''''';:;:c::llc::;......';:looool'''..',:clc:;,,;''.',,..,,;;;;;;;;;;;;;;;;</text:p>
            <text:p>.....''',:;;cc:cllc:c,.....';:ldxxxxxdc;;;,..,;:;;;;,',,'.'''..';;;;;;;;;;;;;;;;</text:p>
            <text:p>....'',::;:cc:cll::c'.....':ldxkOOOkkkxllcc:,'.,;;,',,.',,''''...;;;;;;;;;;;;;::</text:p>
            <text:p>''''';:::::cccll:cl;..,'.';oxkO000OOOOkxddolc;,'.';;''''.','.''..';;;;;;;;;;;;;;</text:p>
            <text:p>'',;::::;:ll:oo:co:,.,:,';lkO000000000OOkxxdol:;,'.',,,''',,'..'..,;;;;;;;;;;;;;</text:p>
            <text:p>,,:::c:,,cl:locclc:'':l;,ck0KKKKKKKKK000OOkkxdolc:,'..,,,'',;,'...';;;;;;;;;;;;;</text:p>
            <text:p>;:;:c;.,cc;:oc;ll:;.:co:;o0KXXXXXXKKKKK000OOkkxdolc:;...',,',;:;'..,;;;;;;;;;;;:</text:p>
            <text:p>;;;:;.,:c;:ol,cl::,'cldlckKXXXXXXXXXXKKKK000OOkkxddolc;'..',,,;;:;'';;;;;;;;;;::</text:p>
            <text:p>,;;,.,;:;;ll;:c::;.;lokod0XXNNNNNNXXXXXKKK00Oxl:;codxddl;...'',;,;:;;;;;;;;;;;::</text:p>
            <text:p>;;,.',;;;ll;;c:::,,cldkdOKXXNNNNNNNXXXXK0dc,...:x0OOkkxdc;.....,,,,,;;;;;;;;;;;:</text:p>
            <text:p>,'.',,;;lc;;::c;;':loxxkKXXNNNNNNNNXXXKkc,...:xOOOkxoc:;l:'.''.',,;,,;;;;:;;;;;;</text:p>
            <text:p>'.,,',;lc;;cc:,;;:lodxk0KKXXXNNNNXXXXK0kolloxdddl:,.. .coc;.'''.'',,,,,;;;;;;;;;</text:p>
            <text:p>.,,,,;lc,:cc,':;,,,,'',;clx0KKXXXXXXKK0kxoo:;'..      ;ddl;.'''..'',,,,,,;;;;;;;</text:p>
            <text:p>',,;;lc;cc:',:;',;;;,,,;::cdkO0KKXXXKK0xol:.   .';l.'lxkxo:.''....''',,,,,;;;;;;</text:p>
            <text:p>',;;cc:cc,.;c,';:llooolcccclloxO0KXXXKOxdxo;ddocco::okOOkdc.,'.....',,,,;,,;;;;;</text:p>
            <text:p>,;;cccc;',lc'..''''.........,;;cdOKXXKOkk0000OOOOOOO000Okdl........'',,;;;,,;:;;</text:p>
            <text:p>,;ccc:'':l;...        ........c;,lOKKK0OO0KKXXXXXKKKK00Okdo.....'''',;,,;;;,;;::</text:p>
            <text:p>,c:;,,:lc,......   .cdlcloccoodd:;oO0K0O00KXXXXXXXXKK00kxdo.....',,',;;;',;,;:;;</text:p>
            <text:p>c;,:clc;'....,:cc:;;,;:clookO00ko:lkO00OO00KXXXXXXXKK0Okxdo....',,,,,,;;;,',;::;</text:p>
            <text:p>:lolc;,'......,:loxxkkkkOO00KK0OxllxO0K00OO0KXXXXXXKK0Okxdo....',;;;;;,;;,,',:::</text:p>
            <text:p>ol:;,'..'......';codkkOO000KKKK0OocdOKKK0OkkOXXXXXXKK0Okxdc....,;;;;;;;,;;,,,:::</text:p>
            <text:p>;,'....'''.......,:lodxkOO00KKKK0d:clodooc:cxXXXXXXK0OOkxd,...',;;;;;;;,,,;,;:::</text:p>
            <text:p>'......','.,......,:codxkO00KKKKKO;'.';:cold0XXXXXXK0Okxdl...',;;;;;;;;;,,,;;:::</text:p>
            <text:p>.......,;,',,..   .,:codkOO0KKKKKKklccldxkO0KKXXXXKK0Okxo...',;;;;;;;;;;,,':,;::</text:p>
            <text:p>......';;;',c'..   ';cloxkO0KKKKKKK0Oklccc::coxk0KK0Okxd,..',;;;;;;;;;;;;,';';::</text:p>
            <text:p>'.....,:::,,cc'..   ';codxkO0KKKKKKKk;   ......;O00Okxo,..',;;;;;;;;::;;;,';',::</text:p>
            <text:p>'.'...;c:c,;cl;....  .;codxkO00KKK0o,..',;;;;;lO00Okxl'..',;;;;;;;;;::;;;,';'';;</text:p>
            <text:p>''...':ccl,::ll,'...   .;codxkO000KKOxl::::cldOOOOkx:...',;;;;;;;;;;::;;;;',.';;</text:p>
            <text:p>'....,cccl,c:co:''.....  .';loxkkOO000000000000Okxo:....,,;;;;;;;;;;::::;;,'.,;;</text:p>
            <text:p>....':cclc;lc:ol''...........';:ldxkOO00KKKK00Okxc,;...',,;;;;;;;;:::::::;,'';;;</text:p>
            <text:p>....':cco:ll:;ll,,'..... ........',:codxkkkkkdl:',:c..'',,;;;;;;;:::::::::,,;;;:</text:p>
            <text:p>....;:cll:oc:,co;''.............''''''',,;;,,''',:cc..',,;;;;;;;:::::::::;;:::::</text:p>
            <text:p>....::llcllc:'co;',..'.......''',,,,,,,,,,,,,,,;:clc'',,,,;;;;;;;:::::::::::::::</text:p>
            <text:p>....:cll:occ;'cl;',..'......'',,,;;;:::::::::::clool,',,,,,;;;;;;;;;;:::::::::::</text:p>
            <text:p/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        .,;......'......'','......                               ...'...     .,c</text:p>
            <text:p>       .'.............',,,'.''....                                ..';;,,'.   ,:</text:p>
            <text:p>      .. .     ......,,'.',,'...   ....                           ...;:::::.  ':</text:p>
            <text:p>               .....'..'''......''',,'''.....                      ..;::c:::  .:</text:p>
            <text:p>                ............,;::cccccc::;,'...                     ..;:c:::;  .:</text:p>
            <text:p>                     ....':clooddddddoolc:;,'...                    .;::::;. .;c</text:p>
            <text:p>                      .';:lodxkkkkkkkxxdoc:;,'..                    .;:;;,. .;cc</text:p>
            <text:p>                     .',:loxkO00000OOkxdolc:,'...                   .;;,. .'::cc</text:p>
            <text:p>                    ..';:loxkkOOOOkkkxdoolc:;,'...                  .,' ..,;:ccc</text:p>
            <text:p>                   ...';:codddxxddddooollcc:;,.                     .'...;;::ccc</text:p>
            <text:p>                   ...',:clooooooollllccc:;'.    .:c;'.           . .'.',:::cccc</text:p>
            <text:p>                     ..',:cloolllllllcc::;.    .:oc,..            ...,.;;:::cccc</text:p>
            <text:p>                  ..       .'clllllllc:;,.    ..,;'.              ...,';:::ccccc</text:p>
            <text:p>                 .,::;'.     .,;:cccc:;'.     'c:,.               ...',;:::ccccc</text:p>
            <text:p>                  ....,:;,.    ..,;:;,'..   ...    .              ....,,;:c:cccc</text:p>
            <text:p>                            .. ...,::,....'cllOc...'   ...           ..',::ccccc</text:p>
            <text:p>                     .c;   ,c:cc,..;c:'..'loollllccc:;,'..    .        ..,;:cccc</text:p>
            <text:p>                     .:ll:lllollc,.,cc;...,:cloddddolc;'..    ..         ..,:ccc</text:p>
            <text:p>              '  .';clddxkkkkkxdl;',:c:'...,:loddddoc;,..    ,;            .,:cc</text:p>
            <text:p>              ;. ..,coxO0KKKK0Oko;'';c:,'...;clooll:;,..     ''             .;cc</text:p>
            <text:p>               .  ..;cok0KXKK0Oxl,.',:c:;'..'cllcc:,'..      ,,'.. .         'cl</text:p>
            <text:p>.            ....  ..,:ldkkOkkdo:...;lxxl,...:cc:;,'..       cc,'.......  ,. .ll</text:p>
            <text:p>,.          ..,c,   ..,;clodddol'...'cdo;.   ,c:;,'...      .cll'.....'..;:' 'll</text:p>
            <text:p>;...       ..';:c.   ..',;:cllll:.          .,;;,'...       ,cld'..';;,,cc:..lll</text:p>
            <text:p>;'....     ..,;:::    ...',;:ccccc:;,,,''....',,'...       .ccco...;:::cc;.;llll</text:p>
            <text:p>:;'...    ..',;;:c:     ...',;;:::;'.,cdl,.........       .cccc,..';cllc;:llllll</text:p>
            <text:p>::;,''.   ..';;;.:c;      ...''''......'..               'cccc;. ,';llllllllllll</text:p>
            <text:p>:::;,;,..  .';;:,.cc:.      ....    ..';::;'..          ;llcc:,.';',clllllllllll</text:p>
            <text:p>::::;;;'....';:::,.:c:.         .  .':dkkxl'.          :lcccc,,:::;,:lllllllllll</text:p>
            <text:p>::::::;;'..',;:::::,,;:,.             ....             :llccccccccc:;cllllllllll</text:p>
            <text:p>:::::::::;'',;:::ccc:;;::;                             'lllcclccccccllllllllllll</text:p>
            <text:p>:::::::::::;,;::cccccccccc.         ..........          cllllllcccllllllllllllll</text:p>
            <text:p>::::::::::c:::::cccccccccc,        ...........           :llllllllllllllllllllll</text:p>
            <text:p>::::::::cccccccccccccccccc;..                             .:llllllllllllllllllll</text:p>
            <text:p>:::::::ccccccccccccccccccc..'.                              .,clllllllllllllllll</text:p>
            <text:p>:::::::cccccccccccccccccc. .,;..                               ':lllllllllllllll</text:p>
            <text:p>::::::cccccccccccccccccc.  .,:;...                 ....          .clllllllllllll</text:p>
            <text:p/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8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oooolloooolllllllloollccllololl'    .,codxxkxxdolc:;,,'...       'lclll;'.....</text:p>
            <text:p>cooooolooddooolllolloolllllooool'   ..,coxkO00OOkxdllc:;,'...       ,ccllc,.....</text:p>
            <text:p>looooloodddoooooooooooloooodool.   ..;cdxO0KKKK00Oxdolc:;;'...       ,clcl:,....</text:p>
            <text:p>looooooddddooooooooolloooooooc.   .';ldxO0KKXXKK00Okxolc:;,'...       ;clcc:'...</text:p>
            <text:p>loollooddodoooooooollllllool:   .';:ldxO00KKKKKK00Okxdolc:;,'..       .:cclc,'..</text:p>
            <text:p>loolloodoooooooooollllllllc;  .';cldxkO00KKKKKK00Okkxdolc:;,'...       ,cclc;,..</text:p>
            <text:p>lollloooooooooodolccccclcc;..';codxkO00KKKKKKK0OOkkxddolc:;,'...       ':llc:,'.</text:p>
            <text:p>llcllooooooooddoll::cccc:'..,cllooxO0KKKKKKK00OOkxxdoolc:;,,'....       ;llc:;'.</text:p>
            <text:p>llclloooolodoooccc:::::;. .,:lllllcclodkO000OOkkxddoolcc:;;,'.....      'loc:;,.</text:p>
            <text:p>lcclllloloooool:c:::::,. .;okKNWWX0xc;,,,;cloddddoollc:::;;,''....      .col:;,.</text:p>
            <text:p>ccccllllllllll:;c::::' ..,:lodkO0000ko;'...';cllllcc:::;;,'....   .      :oo:;,.</text:p>
            <text:p>ccccccccccccc:;:::::.  .'''....':dkxo:;,'..',;::c::;;;,'...              ,oo:;,'</text:p>
            <text:p>c::::::::::::,;::c:.  .','.      ...........',,;;;,,''....  ....''.      'll;,,'</text:p>
            <text:p>:;;;;;;;;;;:;;:cc:.  .':odc.   .    c:.  '',;::;;,'....  .'::,...       ..cl;,,,</text:p>
            <text:p>;;,,,',,,,;;;:cc:.  ..,ldkkxo:'',,;dkxl;,:dxkkkxo:,....'.,.             .'cl,,,,</text:p>
            <text:p>,,'''''',,;;:lc:.   ..;cdkO00Okdollcc:cldxOOOOOOko:'.':,.  .kk;         .':c,,',</text:p>
            <text:p>''....''',,:cc:.   ...,:oxO0KKKK00OOOOOO0000000Okdl;,,cddl;::;.        ..,::,'',</text:p>
            <text:p>''.....'',;::;'    ...';coxOKKXXKKKKKKKKKKK0OOkkxxol:;clol:,... ...    ..,;:''',</text:p>
            <text:p>.......'',;;,'.     ...';coxO0KKKKKKKKK00Oxddddddddol::lddol:;,''..    ..,;;''',</text:p>
            <text:p>........',,,''.      ...',:oxk0KKKK00OOkdlllodxOKXKOdl::odddolc:,'.   ..'',,.'',</text:p>
            <text:p>........''''.'.       ...',:ldkO000OOkxd::lodxxkO00koc;,cdddolc:;'.   ...','.'',</text:p>
            <text:p>..'.......'....        ...',:ldxkOOOOkkx,...   .'''.....'ddoolc;,..   ...''..'''</text:p>
            <text:p>''''..........          ...';:ldxOOOOOOOx:''',::'.      .ooolc;,..   ...'''..'''</text:p>
            <text:p>.'','.........   ...........';:ldxkOOOOOkxdooooolol:.   'clc:;,...   ...'''..'..</text:p>
            <text:p>'.',,,'.......    ...........',;clodxxxddddddddolll:,'.',;:;;'...    ...''..'...</text:p>
            <text:p>.''',,,......     ............',,;;:;;,'''',;;;,,'......',,,'..      ..''..'....</text:p>
            <text:p>'.''',,'....        ..........'',,,'......'''..         ......      ......'.....</text:p>
            <text:p>'''''',,'..           ......'''',,,'',:cldkOOxdl::;;,.   ....       .....'......</text:p>
            <text:p>,,,,''',,'.             .....'',,,,,,'...';clllccllc:;,..           ............</text:p>
            <text:p>,,;,,,,',''.    ...        ...',,;;;;,,'...    .......              ............</text:p>
            <text:p>;;;:::;;,,''.  ......        ...',;:::::::::;'..                    ............</text:p>
            <text:p>;;::cccc:;,''.....',,..         ..',;::clloolc:;,'...               ............</text:p>
            <text:p>:::cc:cclc:;''....';::,'.          ....'',,,,'''......             .............</text:p>
            <text:p>;;:::ccllc::;'....';:cc:;'.                                       .  ..... .....</text:p>
            <text:p>',;:c:cllllc;,'....';cllc:,..                                        .. .. .....</text:p>
            <text:p>,,,;;c:;clcll:;'....';:clc:;'..                                         .. .....</text:p>
            <text:p>',,;,,;:;;cc:cc;,.....,:clc:;,...                                      .........</text:p>
            <text:p>.'',;,,,,,',;::::;'....,:clc::,'..                                     .........</text:p>
            <text:p>..''',,,''''.',;;;;,....;:ccc:;,'..                                ..  .........</text:p>
            <text:p>...''.'''''....',,;;,'..';::::;,,'..                              ..   .. ......</text:p>
            <text:p/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8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                            ...........',''.........''''..'...cllllllcccccccc:::</text:p>
            <text:p>                          ...........................''''''....lllllllllcccccc::</text:p>
            <text:p>                       ................    .....'......'''''...'lolllllllllccccc</text:p>
            <text:p>                     .................'','.. ....''......'''.....looollllllllccc</text:p>
            <text:p>                    .............',;clooddol:'. ....'....''''.....looooollllllcc</text:p>
            <text:p>                   ...... ....,;:loddxkOOOOOkdo:..  ........'......coooooolllllc</text:p>
            <text:p>                 .....  ..',;:clodxkOO000K000OOxdl;.  .'............cooooooollll</text:p>
            <text:p>               .....  ..',;:clodxkOO00KKKKKKKK00Okdl,  .'............cddooooolll</text:p>
            <text:p>               .     ..',;:loddxkO000KKKKKKKKKKK00Oxo;  .''...........cdddooooll</text:p>
            <text:p>             ...   ....',:codxkOO00KKKKXXXXXXXKKK0kdlc'   .............ddddooool</text:p>
            <text:p>                          ..,cdkO00KKKKKKKKK0xo:'.  ..'.    ...........:ddddoool</text:p>
            <text:p>               .               .:dk00KKK0Od;.      .',,'.    ..........,dddddooo</text:p>
            <text:p>               .              ..':oxO000Odc'           .'.   ...........dxddddoo</text:p>
            <text:p>               .       .. ..::....;lk0KOxo;..:....'.  ,cc,   ..........'xxxdddoo</text:p>
            <text:p>               . .........';::c:;',cx0KOxxolc::;;,,,:dxxo:.   .........,xxxxdddo</text:p>
            <text:p>.             ...';:ccllooddddoc:;;cx0XKOOkkkkkkkOOOOOOkdc.    ........cxxxxxddo</text:p>
            <text:p>.             ...,:lodxxkkkkkxdoc::cd0XKKKKKK0000KKKK0Okdc.     .......okkxxxddd</text:p>
            <text:p>;.             ..,:codxkkOOOkkxolc::oOXKKKKXXXXXXXXKK0Okd:      ......;kkkxxxxdd</text:p>
            <text:p>:.            . .';:lodxkOOOOkxoc;,;lOKKKKKXXXXXXXXKK0Oxo.        ....okkkkxxxdd</text:p>
            <text:p>:;.           . ..,;cldxkkOOkkdc,,,:d0XNX00KKXXXXXKK0Okd:         ....;kkkkxxxdd</text:p>
            <text:p>::.              .';:lodxkkOkxdc,:;;dOKKxO0KKKKXXKK00Oxo.         ....;kkkkxxxdd</text:p>
            <text:p>:::;,.          ..',;clodxkkkkxocc:codkOkOKXXXKKKKK0Okx;   ..     ...,dkkkkkxxdd</text:p>
            <text:p>cccc;.       .  ...';:clodxxxxxddoodkkxO0KXXXXXKKK00Okl. ....    ...ckOOkkkkxxdd</text:p>
            <text:p>cccc:.      .    ..',;:clooodoolccccodxxkkO0KKKKKK0Okc......    ...dOOOOkkkkxxdd</text:p>
            <text:p>cccc,             .'',;::cllc,......',;;;:cloO0K00Ox,......    ....:kOOOOkkkxxdd</text:p>
            <text:p>cccc,              ..',;;::cc:;,,;:loddxkkxk00000Oc  . ...   ......'dOOOOkkkxxdd</text:p>
            <text:p>cccc;....            ..',;;::::ccclloddxkO000000x.       .. ........dOOOOkkkxxdd</text:p>
            <text:p>cccccc:,......         ..',;;:cclodxkO0KKKKKK0Ol.      ........... .dOOOkkkxxxdd</text:p>
            <text:p>cccccc;......            ..',;:cldxk00KKXXKK0d,.      ......'.... ..'lOOkkkxxxdd</text:p>
            <text:p>cccc:,......              ...',;:lodxxkkkxdl,'..    ............  ..',dkkkkxxxdd</text:p>
            <text:p>ccc:'...  .  ...        .........''''''''''''...   ............    ...;xkkkxxddo</text:p>
            <text:p>cc;....    ......      ...................''....  .....................;dxxxxddo</text:p>
            <text:p>:;...............       ........................ .............',;;,'.....:dxdddo</text:p>
            <text:p>,................       .'''...................  .........  .,;:::;,'. ...;lddoo</text:p>
            <text:p>.................       .',''................   .........   ....'...   .....,loo</text:p>
            <text:p>................        .',,'...............     ........  .........  . ......;l</text:p>
            <text:p>     ...... .           .','................     ..'...............   .  .......</text:p>
            <text:p>     ...          ..  ...''..........'',,,..     ...............      .. .......</text:p>
            <text:p>                  ...............'',,,,,'......  ...............     .......'''.</text:p>
            <text:p>                  ............''',,,,,,,'.....  ..............       . ..',;;;;;</text:p>
            <text:p/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8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oooooolc:;',;;;,'''..............                                   ..::lllllll</text:p>
            <text:p>oooooool:;,;;;;,,,'''''''........                     ...             .';cllllll</text:p>
            <text:p>ooooooo:,,;;;;,,,'',,,,''''...            ........      ..             .';cloooo</text:p>
            <text:p>ooooool;,;;;;;,;:::;,,,,,...           ...''',,''....                    ';clooo</text:p>
            <text:p>ooooooc,;:::::ccc;,;;;'...            ..',;;::;;;,'....                   .;cloo</text:p>
            <text:p>ooooooc::cccclc::::;'....           ..',;::ccc::;;,''...                    ':oo</text:p>
            <text:p>oooooo::lclolcc:;,''...            ..';:cccccccc:;;,'....                 .. .,l</text:p>
            <text:p>oooooo:lloolc:;,'...             ...,;:clllllllc::;,,'....                 .'...</text:p>
            <text:p>ooooollollcc:,'...              ..';:cloodooolllc::;,,'....                 .;'.</text:p>
            <text:p>oooooolccc;,''..               ..',:cloodddooollc::;;,''....                 .,,</text:p>
            <text:p>oooolccc;;,'..            ......... ..',:clllccc::;;,'...                     ..</text:p>
            <text:p>oooc::;;;'.            ............      ..,:::;;,'..                          .</text:p>
            <text:p>ol:;;;,..          .........            ...';::;,'..                           .</text:p>
            <text:p>c;;;'..           ......'.........      .',;codl;..    .                        </text:p>
            <text:p>;;,..             .''',,,,;;;;;;,,''''',;:loxO0x:... ...........                </text:p>
            <text:p>:,..            . .',;;;:cclloolllllllloxkOO0KXOc'..............                </text:p>
            <text:p>,'..               ,;:::clodddxdddddxxkO0KKKKXNOl'....''''''....                </text:p>
            <text:p>,...               ':ccclloddxxxxxxxxkkOOKXXXNN0o;....'''''....                 </text:p>
            <text:p>'..                .:lloooddxxxxkkxxxxxxk0XXNWN0d:'...'''.....                  </text:p>
            <text:p>..                  :ldddxxxkkkkkkkkxxxxkOxoxOOdc'.....'......                  </text:p>
            <text:p>..                  'ldxxkkkOOOOOOOkkkkOOkdol:;,.............                   </text:p>
            <text:p>.                    ;lxxkkOOO000OOOOOOOOOOko,,,.............                   </text:p>
            <text:p>..                    ,lxkkOOOO0OOOOkxdxxdl:,''.............                    </text:p>
            <text:p>..                     .cdxkkOOOOkkxdc,''.......     ......                     </text:p>
            <text:p>. .                     .'cdxkkkkkkxxxxxdolc;,'..........                       </text:p>
            <text:p>...      .               ..,cdxkkkkkkkxdoc:,''..........                        </text:p>
            <text:p>....   ...               ....':oxkkkkkkxxdolc::;,''....                         </text:p>
            <text:p>....   ...                .....';coxxxxxdolc::;;,'...                           </text:p>
            <text:p>....   ...                .........',,;;;,'''''....                             </text:p>
            <text:p>,...  .....               .............                                         </text:p>
            <text:p>,... .......              ..............                                        </text:p>
            <text:p>;'......'...             ...................                                    </text:p>
            <text:p>,'......'....            ........................                               </text:p>
            <text:p>;,.....''....            .........'''..................   .....                 </text:p>
            <text:p>:'...''.,...             ......'''''''''................  ..'''''....           </text:p>
            <text:p>;'..',.''.'.            ......'''',,,,'''''''''''',,,,,,,. .,;;;;;;;;;,'...     </text:p>
            <text:p>;'',,..;.'.            ......'''',,,,,,,,,,,,,,;;;;;;:::::'..;:cccccccccccc:;'..</text:p>
            <text:p>,,;,'.;''..            ......'''',,;;;,;;;;;;;::::::::::ccc;,'',:cloodddxxxxxxxx</text:p>
            <text:p>:;,'.;',...           ......''',,;;;;;;;;;:::::ccccclllllloodddddxxkkO000KKK000O</text:p>
            <text:p>;:'.;','..           ......''',,;;;::::::ccllloooooooolllodxxkkOOO0KKXXNNNNXXKK0</text:p>
            <text:p/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8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MMMMMMMMMMMMMMMMMMMMMNc        .....         ....';:;,.   .;:;..dNMMMMMMMMMMMMM</text:p>
            <text:p>MMMMMMMMMMMMMMMMMMMMMX:.      ....     ...',,,,,'...',;;;'.  .;;''dNMMMMMMMMMMMM</text:p>
            <text:p>MMMMMMMMMMMMMMMMMMMMX;.    ....   ..',,'........,;;;,'..';;;. .';,,oNMMMMMMMMMMM</text:p>
            <text:p>MMMMMMMMMMMMMMMMMMWK;.   .... ...'...              .';;;,'.,;;. .,;;oNMMMMMMMMMM</text:p>
            <text:p>MMMMMMMMMMMMMMMMMW0;.   ....',..                       .,:;,',;,. .;:oNMMMMMMMMM</text:p>
            <text:p>MMMMMMMMMMMMMMMMW0;.   ..';'.                             .,;,,;;...;:dNMMMMMMMM</text:p>
            <text:p>MMMMMMMMMMMMMMMWK;.   .,;.                ......            .';;::'..,cxNMMMMMMM</text:p>
            <text:p>MMMMMMMMMMMMMMMX:.  .,;'              ..',:cllc:,..           .,:::'..,cOWMMMMMM</text:p>
            <text:p>MMMMMMMMMMMMMMK:.  ';.              .',:lodxkOOkdl:,..          .;::'..;lXMMMMMM</text:p>
            <text:p>MMMMMMMMMMMMWK;   ',.             ..,;ldkOOOKNNNKOxo:,.          .;c:'.':xWMMMMM</text:p>
            <text:p>MMMMMMMMMMMW0,   ,;.              ..,:oxOKXXXNNWWWX0ko:,.         .,c:..,c0WMMMM</text:p>
            <text:p>MMMMMMMMMMWO.   .:,.               .';cox0XNxkkXWMMWNKOkkd         .;c;..;oNMMMM</text:p>
            <text:p>MMMMMMMMMWk.    ,:'.                ....;o0O;  'ONXOdoox0N.         'c:'.':0WMMM</text:p>
            <text:p>MMMMMMMMWx.    .:;..          .          .';K0, ..       .;.        .;c;..,xWMMM</text:p>
            <text:p>MMMMMMMWx.     .:,.'         ..            l0WWd,          0.        ,:c'.'lXMMM</text:p>
            <text:p>MMMMMMWO.      .:;.'         .l            oxWMXd.         X:        ,:c;..c0MMM</text:p>
            <text:p>MMMMMWO'       .::'..       ..ld.         .   cNNKo,      :Wl        ,:c:.'cOWMM</text:p>
            <text:p>MMMMW0,         ;c,.,       .  .'.;::c;  .     .NXOkx:.;oOMMX.      .;cc;.,:kWMM</text:p>
            <text:p>MMMMX;          ':;',.              .,c ..  .   :NX0xc. ':kXWWWO    .:c:'.,:kWMM</text:p>
            <text:p>MMMNl.          .;:,.;.        .  ..  , .o  'l  .NNXOx:  :;0WMK.    ;cc:..;:xWMM</text:p>
            <text:p>MMWo.       ... .,:,'',        '.   .  ' .l.;:dO0NWNXOd. ',kx.     ':l:;..:cdNMM</text:p>
            <text:p>MNo.       ..'.. .::'.,.               :.'0ccWkWWWWWNk.   :O      .;cc:'.;::lKMM</text:p>
            <text:p>K:.        .',.  .;c;..;.             .:.cxc:kx0MWMWX    x0c      ,:lc;..cc::xWM</text:p>
            <text:p>,         .',,.  .':c,..,             .,'c,ocNOckXXXK   ,K0'     .;cl:'.;c::::0W</text:p>
            <text:p>         .',,'.  ..'::'.,'          .;ocoNd0kWWXWWWNX  .XK0.    .,:lc,..cc:::;lN</text:p>
            <text:p>         .,,'..  .'.,::..,.         .',,':.'cdxo0XXK0'lXNX0.   .';cl;..,c::;::,x</text:p>
            <text:p>        .,'...   .,..;:;..'           ...'..lcOkO0KKXNNWNNO.  .',cl:'..:c:;;;:,;</text:p>
            <text:p>     ...,'.....  .',..;:,.'.              . :lOOKXKXNNWNO:    .':c:,..;c;:;:;;;'</text:p>
            <text:p>    .,;;,...''..  .;,..;:'.'              ,,c00NWWWWWXl.     .';c:,..,:;;:::;::,</text:p>
            <text:p>    ';::;'....... .':...::..'             ,;cXNNWWNO;        .,cc;..';;;;::::cc:</text:p>
            <text:p>     .':::'......  .,:..'::...               .....          .':c;..';;;;:c::cc;.</text:p>
            <text:p>,'..   .'::,.....   .;;..,:;.'.                            .'::;'.,;:;;:::c:'.  </text:p>
            <text:p>:;,''..  .,::'. .    .;;..,:,.'.                          .';:;..;:::::cc;.   ..</text:p>
            <text:p>;;;,,,'..  .;:;. .   ..;;..;:'.'                         .'::,.':::::::,.   ...'</text:p>
            <text:p>,,,,,,''...  .,;'.    ..;:..,:'.'                       .,::,.,:::::;'.   ..,,,;</text:p>
            <text:p>,,,''''''...  ..''.    ..;;..;:,.'                     ';::'.,::::;.    ..,;;;::</text:p>
            <text:p>,'''''''''..    .....    .,;..,;,.'                   ';:;'.,;;;,.    ..',;;::;;</text:p>
            <text:p>,,,,,,,,,'....    ....    .','.';,...               .,;:,..',;,.    ..',;;::;;;,</text:p>
            <text:p>,;;;,,,''......     ....   ..''..''...             .',,...'''.    ...',,;;;;;,;;</text:p>
            <text:p>;;;;,,''.........    ....   ...'..'. .            .','...'..    ....'',;;;,,,;;:</text:p>
            <text:p/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8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               c0NK0KdkWWWX0WMMMWNKKO000KNMMMNd:oXWMMMMNONW0Ok0WMMN.            </text:p>
            <text:p>             'kXNKXN0XWMWNNMMN0xdllloxKNMMMMMWXkcoOWMMMMNKXN0O00WMMK.           </text:p>
            <text:p>           .dXWNONNNMMMN0WWXXKXNWNNNNNXXNWMMMMMWKdckNMMMMWX0KXxkKNWMN:          </text:p>
            <text:p>          'KKMWk0XXMMWKxXWNWWXOOOkxxOKNWMMMMMMMMMMNKKNNWMMWNKO0dlOKMMMl         </text:p>
            <text:p>         .XKXMXx0KWMWOkXWWXK0KXNWWMMMMMMMMMMMMMMMMMMWWWWMMNWWNkkdcxXMMW:        </text:p>
            <text:p>         0W0WWkONMMWKkKWMWMMWXOxlc:::::cloodxxxkkkO0KNWMMMNXXWWOOOloXMMW.       </text:p>
            <text:p>        kMKKW0lNMMMX0XMMMNd,.          ..';;;,'...     .:d0NWXNWNX0doWMM0       </text:p>
            <text:p>       ,MNONWooWMMXKWMWk,    ..,:oxkOxXWWWWMMMMWWNKOd:.     ,xNWMMWOokWMMc      </text:p>
            <text:p>       XWk0WKoOWMNNMXl. ..   .;lkOKNMN0NWKNMMMMWOl'..'cx:      cXMMXloKMMW.     </text:p>
            <text:p>      kMKxWMOdKWMWNl   ;         .',xx,,:'oOxc'        .K'       cNWx:oNMMk     </text:p>
            <text:p>     'WWONMW00XWNo.   .c             .;x0K:             o:         dNk:xWMW.    </text:p>
            <text:p>     xMXKMMN0XNo      'k,           .,,ckXW.           .0;          ,XxlkWMl    </text:p>
            <text:p>    .WNOWMWXNd.       cKX'         .c,   lNN:          OK;           .KlckWk    </text:p>
            <text:p>    xM0KMMWk.      '',OMXk.;:cloolxO:     0MMXxxooc;;c0M0Nccl         .O;cKK    </text:p>
            <text:p>   .WXxNW0,         :coO00OOOKXWNOxK   .  'MMMWWXOooolkKKKKO           cKcKN    </text:p>
            <text:p>   kNkNWo           odlc:;';;d0WNNco:..o' .MMWWKxc;,..,cx00,           ,XdOW    </text:p>
            <text:p>  .k:0Wd   ..'.,,    .,lc....'.:KXl;WN'NKWWMWWMMKo'..'cdl.    ..  ''   'NldN.   </text:p>
            <text:p>  ;,oWX.  .:ocll0.            ..:0ccWKdMMMWMMMMMo     ..     '...:d,., cK;kW.   </text:p>
            <text:p>  cdNMW;' 'xWkO0Wl'     .. .   :;xdlOK0lKkO0k0Od'  . ;l    ..,:ddXk;cl.Kx:KX    </text:p>
            <text:p>  d0MMMNdl;dWNxKWk:.     c ;   cxxKkNXKkxXX0KXKO. ,c;X.    .,dkOWXlk0;xNcdWo    </text:p>
            <text:p>  lXWXMMkOoo0Wk0XXo'     d:;x  'dxOxKN0KONX0Kkkk.oW'oW    ..;dOWKkKkl:WxcNW.    </text:p>
            <text:p>  cNNkNMNd0xxNKxkKKc     xOxkk:,:;xkO0x00kOxkkxx0MM0WW    ..:kNkKWKkcXd:NWK     </text:p>
            <text:p>  ;KKx0WMXx0k0WXdodx'    ,k00OxoocokOkkOkKK0ONWMMMMMM0   ..dXNOKWNKlOcoNKN:     </text:p>
            <text:p>  .x0ookWMWkOOXWKoc;.      .l0KOd;lxkXXddWMMMMMMWNx:.   .cXWX0KOklcccXNdOK      </text:p>
            <text:p>  .;KkxckWMWOxkXWN0xo:'..    .cOKdlkKKXNNMMMMMW0:     .,kWXOkoc;':oXWXxKW;      </text:p>
            <text:p>   :OXd0dOWMMXo:dNWXdlldol,..   ,oooolx0KXXXXO:      .lKKo:c::lkXMMWKKWMd       </text:p>
            <text:p>   ;kNNxxxOKWMWXdcOWXkcccxOOOk:... .                .lk,.,okKMMMMMXO0WM0        </text:p>
            <text:p>  ,clOWMNk:co0WMMNkxXWWKxlooxKWKxodl;..            ..',lONWKXWMMWOokWMX.        </text:p>
            <text:p>  ,,;c0WMMNx:;lKWMMKxx0NMWOlodKWWKxk0O00Oxdllcc:cldOKWMMWKdkWMMNOkXWW0.         </text:p>
            <text:p>kdoc;..cKWMMW0oco0NWMWKk0WWXdcx0NMWKkolox0XNWWMMMMMMMMMN00XWMWKKNWWO:;d         </text:p>
            <text:p>MMMMMN0o:l0WMMW0OdddONMWOcxXWKclkKWMMWKOxdxOKNMMMMMMMWNNNKXMWXNMMWc..cddc'      </text:p>
            <text:p>dOKWMMMMW0l:ONMMMK0OkokNWWk:kWWKo:oKWMWWWWWWWWWNXNWMMWNNNMMMMMMWk,,xNMMWkc,cox. </text:p>
            <text:p>   .cx0XMMMWOddONMWXooookKNKckWMMNkcdXWOddddolclkXWWNNWMMMMMWNd,l0MMMMK.......l.</text:p>
            <text:p>0l:,....,oKWMMMN0OOOkd:cdxk0OxdKMMMWKOXWKkoldxOXWWXXWMMMMWXOc'lXMMXOdo.  ....::.</text:p>
            <text:p>MWKodxxdxl;,,;ldkkOXMWXOdooo:cxok0NWWNNNNXKOOkxkOXNMWWX0koc;oNMXd,.,lx::':.,d;cx</text:p>
            <text:p>MMMXod0k0WWXOl;,.   .:dO0KXWWX0kdlcxKKKkl;,,,cldkkxdl;';ccxoo;..,kNMMXxXx.o.Oxox</text:p>
            <text:p>MMMMXo0kokNMWKdoOOkl:,'..,cd0WMMMMWKkxl:dolc:;,;:;;,..,,.,,'.':cKMMMW0WX0.d,;OOK</text:p>
            <text:p>MMMMWdxNOokNMMkcckNWMWWKd;'.',:oOXWMMMMKdlc,''''..  .'cdOKOl:ldKMMMWKWMNK:,o.00X</text:p>
            <text:p>MMMMMKxNNxokWMWx:oKWMMMMMWNx''..  .,ldddxkkx;.  .,dXWMMNXklcxKWMMMWNWMMWXo,x.oXO</text:p>
            <text:p>MMMMMXONMKco0WMNd;xNMMMMMMMNdxlodc.  .,,,,,.  .cokNWMMW0Ol:0WMMMMWNMMMMMWk:l..Nk</text:p>
            <text:p/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8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MMMM'WMMMMMWNN0O00kkkOdOXl    '. ..  '.   ..:oc;;:;.,oldkxxOxdkx0NMMMMMMMM.MMMM</text:p>
            <text:p>MMMMM.OXKK00OOxxxO00XNKXNx.   '. .'  ...    .':oc,::'.;xxxxxxxOKKMMMMMMMMMM'MMMM</text:p>
            <text:p>MMMMM k00kkO00XNWNNWWWNO:   .'.  '   .      ...:oc;c:'.cOxxd:lKWMMMMMMMMMMM'MMMM</text:p>
            <text:p>MMMMW XWWNNKk0KNWWWNWWNx.  ...  ,         .. ...;l:,:;''lkxocdXNWMMMMWMMMMM.WMMM</text:p>
            <text:p>MMMMM NWMWWWXKKWNNNXWWX, .... .,      ...  ......,::',;';doccoX0NWMMMWWMMMW.KMMM</text:p>
            <text:p>MMMMM XWMWWWWXKNWXXNNWo  ... .'    ...  .  ........;,'',':oc:xkkd0XWWNNWWNK.OMMM</text:p>
            <text:p>MMMMM KWWWWWWNKXNXX0Kd   .. ..   ..'....'','..'.....'..',.::lxooloOKKXXXKXK.xMMM</text:p>
            <text:p>MMMMM.OWNKNNX00KKXXXk.     .    ..'',;,'...',;;,'','....',';l:::ccxxOKNNNWO .NMM</text:p>
            <text:p>MMMMW.;dO00KKOO0KNN0.     .   ..,,'..          .',::,... '.'::;,:x00XNNNWXo  xMM</text:p>
            <text:p>MMMMN..oOK0OO0OOKX0'        ....                   .';:;. ..c::;dxOKNNNXNKc  oWM</text:p>
            <text:p>MMMNk..odxkkO0K0Kk'      ....    ..,,'.    .'..        .,;'.:clxxkOKNWNNW0l .xWM</text:p>
            <text:p>MMMXc .:lKN0kOOX0'    ..'.      .:dkOKNk;l0NNKkl'        .;',dxkOk0NWMWWWXk ;OMM</text:p>
            <text:p>MMMO. .:OWXkoxxO'    ..              .;ok:;..       :     .,.lkOKXWWWMMWN0K.dXMM</text:p>
            <text:p>MMWd.  lxOdx0Ok,   .       ..         .'N0:         o.    .,..xKNWWWWMMMWxd.KMMM</text:p>
            <text:p>MMWk; .xOK0OkOc  .         ,;        ,.  0W:        N,    .;. cXNMMWMMWWNOd 0WMM</text:p>
            <text:p>MMWKd .xKNN0kc            'oxc...,,cxl.  .XWx;,,,.,OMK.   .;. .OWWWWWNXKKkd.0WMM</text:p>
            <text:p>MMMWX.,xOOXXd            clool,;;c:;,'     XXkc,',;kWMK'   ;. .lWMMXXXKKK0:.NMMM</text:p>
            <text:p>MMMMM,oO0XOKK:    .       .,lc;,;ddx:: ';d'kXkl,;,;dx;     ,. .,0MWNN0kkOx. xWMM</text:p>
            <text:p>MMMMM;kKNWOkxl    '.             .;dxoOcOWWMWN             ,.  'lWWXXKOkx:. ,0MM</text:p>
            <text:p>MMMMM,kNWNxxkc    ''        .:,  :dldlkxkOOkXW,  :x        ,  ..,xWNWN0kx:  .kWM</text:p>
            <text:p>MMMMM,ONWKkOk;    .,        .dc  loddcxkl0xxOO; 'ON        .   ';;O0K00kxl. ;NMM</text:p>
            <text:p>MMMMM.KWNXXNk.     :        ;d::.,colcolcxxxk0l;KNM'      ..   .,;:ooxOddc, dWMM</text:p>
            <text:p>MMMMM.XWMMMN'      :.       .cocoooc:,,,coOXNWWMNKc       ,.  ...,,::loxoc, ,0MM</text:p>
            <text:p>MMMMM'XMMMW:  ...  '.          'cdxxddx0NWMMMMWx'        .'    ....';codlc. .xWM</text:p>
            <text:p>MMMMM'WMMWo   ...  .'             ,oxOOo:oOKO:           ;     .....;dkkkd.  oWM</text:p>
            <text:p>MMMMW.ONWx   .....  ..                                  ,.    .... .,xKKOk.  xWM</text:p>
            <text:p>MMMMX :xl    ....    ..                                ;.     .... .',kXNO' .XMM</text:p>
            <text:p>MMMM0 .,              ..                              ;.           ., .okOc xWMM</text:p>
            <text:p>MMMMN.                ...                           .,       .     .    ,dc NMMM</text:p>
            <text:p>MMMW0.                  ..                         '.    .   .          .,c.NMMM</text:p>
            <text:p>WKl..                     .                      .,.                  .',,',dWMM</text:p>
            <text:p>;.    ....                  .                   '.                 .';;'.,' .oKW</text:p>
            <text:p> ..,,'...''..                ...             .'.                .';'.....    ..c</text:p>
            <text:p>  ',.',;;'..,'..                ..          ..               .';,.  ...      ..'</text:p>
            <text:p> ,;'.. ...',...','.               ..       .            ..,;;'.             ....</text:p>
            <text:p>.;; ....    ..'....''...            .     .        ..';:;'.. .         .. ......</text:p>
            <text:p>,,. ,'...       ..'.. ...''....          .     ..,;;;.......        ......,'.. .</text:p>
            <text:p>.. ,;' .,           ..''....'''''''''''''',,;;;;;''.....           .,,..'.,... .</text:p>
            <text:p> ..:;.  '.              .....'''..',,;;;;;;,,'''...          ..   .,,.....,     </text:p>
            <text:p> .,;;.  ..                    ..... ......  ...              ..  .,,.  .';.     </text:p>
            <text:p/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8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                                                                                </text:p>
            <text:p>                                                                                </text:p>
            <text:p>                                                                                </text:p>
            <text:p>                               .,:loxxxxddc:,..                                 </text:p>
            <text:p>                          .;d0NWWWWMMMMMMWNX0kdc;'.                             </text:p>
            <text:p>                       .c0WMMMMMMMMMMMMMMMMMWWN0Oxo:..                          </text:p>
            <text:p>                      oNMMMMMMMMMMMMMMMMMMMMMMMWNX0ko;.                         </text:p>
            <text:p>                    ;XMMMMMMMMMMMMMMMMMMMMMMMMMMMMWX0d;.                        </text:p>
            <text:p>                   dMMMWXMMMMMMMMMMMMMMMMMMMMMWNWWWN0xc'..                      </text:p>
            <text:p>                  LMMMMNxMMMMMMMMMMMMMMMMWMMMMW00Okddc:,'. .                    </text:p>
            <text:p>                 .WMMMMW,MMMMMMMMMMMMMMMMMMMMMN0xdc::,,,:   .                   </text:p>
            <text:p>                 0MMWWMWlMMMMMMMMMMMMMMWMMMWMMWN0xl;;';:;                       </text:p>
            <text:p>                .MMMMMWKXMMMMMNNXNWMMWXNWMWWWMWNXKKOoodx;    .                  </text:p>
            <text:p>                'MMMWXklWW0o;.    'oxcO0KXXXxc.     .,lOd                       </text:p>
            <text:p>                .MMWNx;0N.          . l.0l             .0c                      </text:p>
            <text:p>                .MMNo.lMd            .0cWl              dx                      </text:p>
            <text:p>                 WNx, .Ml           ,lxlx               k:                      </text:p>
            <text:p>                 o0c. .Wc          :kc  ,  ..           X,                      </text:p>
            <text:p>                  o.  kMN,   .,:ldKXO   .  :'.....,,.  ck'.                     </text:p>
            <text:p>                 oo;,kMMMMO:xKXXKNWW        c ;'okxOkK0Nxlc'...                 </text:p>
            <text:p>                 'XMMMMMMMMkXd0oo0MK   c    x..,'d0NxWXkdc:,'.                  </text:p>
            <text:p>                  ,MMMMMMN0;,,,;xNWN..0Wl.c'o ., .clc00ko:...                   </text:p>
            <text:p>                   :kNWx,....,ccxXMW,WMWc,kX;..'   . ..:c''..                   </text:p>
            <text:p>                      '.. .  .ONWXMWdWMWO.0N:o..        .                       </text:p>
            <text:p>                       .X.d   :NNNWWKMKWk;xN'k..        .                       </text:p>
            <text:p>                        0MM   .ol:,o:xxc0K': .        '.                        </text:p>
            <text:p>                        oMM;   lOxlxxo0:KN'K l .     .'.                        </text:p>
            <text:p>                        cMMK   ;                     ''.                        </text:p>
            <text:p>                        oMMMo ;..                   ....                        </text:p>
            <text:p>                        cWMMMxx.                    ....                        </text:p>
            <text:p>                         .xWMNOo.,k, ..                                         </text:p>
            <text:p>                           cMMW,ooco:K.lc.c                                     </text:p>
            <text:p>                           .MMMk;:cd,l,cc  .'.                                  </text:p>
            <text:p>                            lWMMNx';k.x.x.;'                                    </text:p>
            <text:p>                             .xMMMKOddO,c.,'                                    </text:p>
            <text:p>                               ,NMWWWXWXodl;'...                                </text:p>
            <text:p>                                .kMMMWMMNNKxxo.                                 </text:p>
            <text:p>                                  .,:oxxddl,.                                   </text:p>
            <text:p>                                                                                </text:p>
            <text:p>                                                                                </text:p>
            <text:p/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8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                                                                                </text:p>
            <text:p>                                                                                </text:p>
            <text:p>         .....              ........'',;;;;,'.                     .....        </text:p>
            <text:p>   ..........................':lx0NMMMWWMMMWWWWXOo;......         .';:;'...     </text:p>
            <text:p>...,,,..'........'',,'.....:xXNNMMMMMWWWMMMMMMWWWWWWOc.'...    .....'.........  </text:p>
            <text:p>.'::;;;;:;,''..',,,,,,...cKNNMMMMMMMMMWWWWWWWWWWWNNNNNXl......':oxkdlc;,,,,''.. </text:p>
            <text:p>,,;;;:cll::;,;;;,,,,,'''ONKWMMMMMMMMMMWWWWWWWWWWNNNNNNNNk,.;:cdx00O0ko:cclc:;'. </text:p>
            <text:p>;l:::cllc;;''''''.'...'NWxWWNNKNNWWWWWWWWWWWWWWNNNXXXKKK0K;.':lo00000o:cllc;,.. </text:p>
            <text:p>cloollcc:;'',,'.... ..XWKOXWWWN0NKKNNNNNNNNNNNNNXKKO0KKKKOK'.:oxk0OOOollodl;,.. </text:p>
            <text:p>;,,;;;,;,.''.....,'. OWNxOxKKKXOKXX0000KXNNNXX0KKXXOK00Oxxkx.dOkxdxxdxolollc;,..</text:p>
            <text:p>.......'',''...;codl.WNx',lO00KKO0KKKXX00XX0K0XXXXXk000Oolox'kK0kl',:clccccllc,.</text:p>
            <text:p> ..........''..,;odc:Nx,  :ONNXXXKOK0O00K0OXXKOkOKOXNNNXx.:o:cOO0o.....',;ccclc;</text:p>
            <text:p>           ......lxd:k:.  'KNNNXK0kXX0kxkOdkddx0N0NWWWWNo  ,;,xko'...'...',,:lo:</text:p>
            <text:p>      .  .. ....'cxk;kc.  :WNX0Oo;'.lxxdlc'cokOx:.oOXNXWK     .'.........',,;;cl</text:p>
            <text:p>.     ....   .',::cx.l.  cWNxc.       .,lx:o::;     .'dNMx   ..........''''',,;:</text:p>
            <text:p>.........    .';codd,.  .N0            ';:lo;.          'Nx  ;;c,.'.::;'''''....</text:p>
            <text:p>........   ...':oxddl.   :k            ;oOdK.            0c 'O0kdlooddoc:,''..  </text:p>
            <text:p>...'.''....   .'cclodo   :O.         .,xX;.,d.,         :O  lk0Oxkxxxxxdl:;'..  </text:p>
            <text:p>..';,'''''.  .';ccokk:'.:X0Xo;::::xxolo:.   .:odko',..'lXo .lcllldoodkkkdc::,.. </text:p>
            <text:p>';:::;::::'..':cokOKK.NWWWN0XOocc'.;ooo      .lol:'cx0KdOOo; :;,lkxxxkkkdllc;;. </text:p>
            <text:p>:lolooolcc:c;:;cddOKKo;oO0xc'.  ...ldol  .    ;,;'    ..oc;. d;cxkOkkOkxOkolooc,</text:p>
            <text:p>odoodddl:oooc;:cl:;ldkKO;...   .','dOxxcodcl'o.:d,'..   ',.'ONKKOOOOOOkk00OOKOOk</text:p>
            <text:p>dxkOOOxxxkddoocdl;.'oXNNXk'      ,,kNOdNk00k0x:dKl'      .cNWWWWNXKKXKKKKKKXKXXK</text:p>
            <text:p>O0KXXXK0kkkdddlloc;:dXNNNXX...   ':OWKOWXOKONK0kK.      kXKXNNNWNNNNNNXXXXXXXXXX</text:p>
            <text:p>XXXNNXXXK0OxdkkO00O0XNWWNNN';..  .'l0oKOKkxKOKod;.  . .NNX0KXNNNNNNNNXKKXXXXXXKK</text:p>
            <text:p>XXNNNNXKKK0KXXKOOKNNNNNWNNN'd.c  cl..;.;,0k';,.:.. .; ,NXXNNXXXXXXXXKKKKXXXXXXKK</text:p>
            <text:p>XNNXXXXKKKKXXNXK0KXXNNNNNN0;Kc;d  ;;:ddl;O0oldo,.  d  'XNX0000KKKKKXKKKXXKK0KKKK</text:p>
            <text:p>NXXXXXXKKKKKXXXKXKKXXNNXNNN,0OoxO;,.'.:lc'l:oc.  .k;..:XXXK00O00KXXXK0KXKKO0O000</text:p>
            <text:p>XXXKXKXKKK0KK0kolxOKXXNXNNNK,OdOOOclod:l:ol,l'..:dlc.:NXXK0xxkK00XXXKKXXXK0OO0O0</text:p>
            <text:p>XKKKKXXXKKKK0koxOoxOKXXXXNNXK,lkKKxoodxkoxd.c..'ckO;cXNXKOxkNXXK0XNXXXXXXXK0OOO0</text:p>
            <text:p>00KXXXXXXXNNX0OXNk0KXXXXNNNNNc .xNNNNXK000OooooXKO':NXXNXX0XWNNkKNNNXXXXXXX00Odl</text:p>
            <text:p>OK0XXXXXXXNNNNNNNNNXXXXXNNNN0'   .dXWWWWWWWkOKKd.  dXXXXXKNXNWWkXNNNXXXXXXK00o:,</text:p>
            <text:p>OKKKXKKXXXNNNNNXKX0XXXXX0d:'  .    .:ol' .,';'.    ,0NNNXONXXNWNNNNNXXXXKKK00o;'</text:p>
            <text:p>kOOOKKKXXXNNNNNNNN0X0d:.....  .                      'lx0XNWNNWNNNNXXXKXXKOdo:..</text:p>
            <text:p>oodkKXXXXXNNWWWWXxl,.....     '   ,                   ....'ckXWWWNNNXKXXKKOx:,. </text:p>
            <text:p>lxk00KXXXXNNNkc'  .;lc'       '   x;         .'          'lo;..:xKNXXK00Okxxc'..</text:p>
            <text:p>:loxk00KKx:.  ..... .'l0d.       .0x.        l;        l0x;.  ... .'codoxdc;'.. </text:p>
            <text:p>...':c:.   ....     ..'c0Kd:,'',;lkXx'.     :kl.    .,0K;        ....  .';,'.   </text:p>
            <text:p>        ..'.     ...,'...'cxO000kdl:kKd. .:dccdkkkkOOxo::,.......... .     ..   </text:p>
            <text:p>       ..       '.;c              . .Kkk coK.            ;                      </text:p>
            <text:p/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8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    ....',;::ccloodxxkkkkkkOkd:'           ...',:ldxkOOOkkkxxddddoolc:;;;;,.... </text:p>
            <text:p>    ...',,;;::cloodxxkkkkkxl,.                    ..,:cldkkxxxxxxdolc:;;;;,'... </text:p>
            <text:p>  .....',,;::cllodxxkkkkd:.      .';:::,''..           ...oxxxxxxdolc:;;;;,,....</text:p>
            <text:p>   ....'',;:clloodxkkko,.     'oOXNNNNXK0Okxl,.         . 'kkkxxxddoc:::;;,'....</text:p>
            <text:p>  ......',;;:looddxkd,      ,xNMMMMMMMMWWNXK0k:..       .. okkkxxdddolcc;,''....</text:p>
            <text:p>.......'',;:cloodxxl.     'l0WMMMMMMMMMMMWNXK0x;..      .  ;kkkxxxxdoll:;,'.... </text:p>
            <text:p>......'',;:cloddxxl.     ;kKNMMMMMMMMMWNNNKKK0o,..      .  .xkxxxxddoolc:;'.... </text:p>
            <text:p>.....'',,:cloddxxd.      OKWMMMMMMMMMWXOkxk0k:,;;'.     .   ckkxxxdooolcc;,'... </text:p>
            <text:p>.....',,;:cloddxxl.     xWWWWWMWWWNNNNN0xodk..:l:,.    .    'kkkkxddoolc:;,'..  </text:p>
            <text:p>.....',;:clodxxkko.   ...'oXWN00KXWXkc;:;:oO..c;'....  .    .dOOkkxxddoc:,,'....</text:p>
            <text:p>....'',;:clodxkkOk'         ::lx:c'        dl ....'.  .      :OOOkkxxdolc;,'....</text:p>
            <text:p>....'';;:cldxkOO00c         .:NO:          xx. .''.  .       .xkkkkkxdolc:;,....</text:p>
            <text:p>....',;:clodxkO00Kk.  .,   .. .kkx.       .KOl.  .. .         ;kkkkkxddoc:;,'...</text:p>
            <text:p>...',,;:clodxkO0KK0:  ,WKx0X,  :0kkoc;,:okXX0xdk0x,'.         .dkkkxddolc:;,'...</text:p>
            <text:p>...',;:clodxxkO00K0,  .O0KNN... OkkxdxdkOKWXkdxko...        .  :kkxxdolc:;,''...</text:p>
            <text:p>..',;::clodxxkO00KO'    ..XNkxcdOOdlo;'.;lo:'...  .         .  .xxxdool:;,,''...</text:p>
            <text:p>..';:ccllodxxkO0KK0;      dNN0KO0xcl'     .'. .. .              cxxdoolc:;,'....</text:p>
            <text:p>..,;:llooddxxk00KXKl      kxkdxodl:;'.    dlNxo ..              .dxdollc:;,'....</text:p>
            <text:p>..,;:clodddxkO0KXXXk.     :kOd:xc:::''.  .OoKd; .                cdoolll:;,'... </text:p>
            <text:p>..,::cloddxkO00KXXX0,     .0kdoo::,,,;cl;oxdx:..                 .ddooll:;,'... </text:p>
            <text:p>.',;:codxxkOO00KXXXXl.    .XKOdc:';coo::lkoo,..                   cdolll:;,'....</text:p>
            <text:p>..';:clodxkkO00KKXXXO'    xWWWN0OOkollolc'. ..                    .cc::c:;,,....</text:p>
            <text:p>..',;cloddxkOO0KKXXXK:    ;ooxkkxoc;,..    ..                           ..''....</text:p>
            <text:p>..',;:clodxkOO00KKXXXO.                   .    .                          .'....</text:p>
            <text:p>...',;:codxkkO00KKKXXKo                 ..               ...........      .'....</text:p>
            <text:p>....',,:codxkOO0KKKKKKO,               ..                                 .,'...</text:p>
            <text:p>.....',;clodxkOO00Okxl:'.             .     .           ...               ','...</text:p>
            <text:p>.....',;:clodxkdc,.                 ..    ..                              .,'...</text:p>
            <text:p>.....',;:cloddc. .       .         ..   ..                                .,''..</text:p>
            <text:p>.....',;::clol.          .       ....                     .....              .'.</text:p>
            <text:p>.....'',;;::;..      .        ....                       .........            .'</text:p>
            <text:p>.....'''''..           ........                             ...........        '</text:p>
            <text:p>........                                     ..     ........     ......       ..</text:p>
            <text:p>... ..     . .                            ................                    ..</text:p>
            <text:p>.  .   ...    .                        .....''......''......                  ..</text:p>
            <text:p>..   ...                             ...............'.....    ....             .</text:p>
            <text:p>.  .   ...         .               ............. ........ ........ .     ..    .</text:p>
            <text:p>.    ..  ...                      ..........     ....... ............ .  ..     </text:p>
            <text:p>.   .  ..  ..                    .........      ... ..    ...... ... .. ...     </text:p>
            <text:p>.    .   .. .. ..   .            ..... ..      ..        ...     .. ..... .     </text:p>
            <text:p/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8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.......''''''.            coooddc,....     ..,cdddol'       ..................  </text:p>
            <text:p>.......'''''..           cddddc.               .'clc:.       ...................</text:p>
            <text:p>..............          lxxxd.     ...'''...      .;,'.       ..................</text:p>
            <text:p>..............         lkkkd.  .'lkKNNNNX0dc;'.     ,...       .................</text:p>
            <text:p>.............         :kOkx.  ;ONWMMMMMMMN0kollc'   .;..        ................</text:p>
            <text:p>...........          ,kOOk,  .kMMMMMMMMMWNKOxddol'   .;..       ................</text:p>
            <text:p>..........          .xOOOl    oMMMMMMMWNX0xolccclc..  ;,..       ...............</text:p>
            <text:p>..........          cOOkd.    ,WMMWWNX0kxl:;;:ok0c..   :'.        ..............</text:p>
            <text:p>.........          .kkxx.     .NWWMMWN0kdodk0KOxdc..   .:.         .............</text:p>
            <text:p>.........          ckxd,      l.  ..:oOOddxl'    .'     ',         .............</text:p>
            <text:p>........          .xxd;    ,,kx       .lXk        :..    :.         ............</text:p>
            <text:p>........          cdol     ;0NWo;,:cokXo'.'.',,'':c,.    .,          ...........</text:p>
            <text:p>........         .llo.      'dNOldkk0No    .';:c,.'.      ;.          ..........</text:p>
            <text:p>.......          ;ll;       ..''...dNWKlo;;c;'....        .,.          .........</text:p>
            <text:p>....''.          ccc         ',.  .kKNNNKkdl:.  ...        :.           ''......</text:p>
            <text:p>....'..         ,:c.         .:o,.'cdxxkkdxl,.  '..        ,'.          .'''....</text:p>
            <text:p>.''''.          ccc           ,dOxdl;clcllc,. .''.         .,.           .''....</text:p>
            <text:p>.'''..         'co.             ,kXKxxdoc;....''.           :.            .''...</text:p>
            <text:p>..''.          clc                ;0NNNXX0dl:;.             :.             .''''</text:p>
            <text:p>.....         .:::      ..          .lkOkoc;'               c.              .'''</text:p>
            <text:p>'...         .,',l.   ........   .                         .:.               .''</text:p>
            <text:p>'..          ':::ll.    ..  ..     .               ...     :..                ..</text:p>
            <text:p>..          ....,:lo:.    ..  .             .....';'     ';..                  .</text:p>
            <text:p>.        .,:::;,.. .';:;,..               'cc;,'..   .....                      </text:p>
            <text:p>        ;llllllll:,..    ..:,,'..        ;dc'.   ....       .',,,,..            </text:p>
            <text:p>      .loooooooooool:,'....,   .',;,,'''co:'..... .     ..',;;:::cc:,.          </text:p>
            <text:p>     ;dxddoddoooooodoo:,''':...     ...,;..   .    . ..',,;;::cccclc;;'.        </text:p>
            <text:p>   .cdxxddddddoloccodddl,,,c;,,''....,...   ....   ;..';;,;;:::cccl:.';'..      </text:p>
            <text:p>  .cooddocoxdxdol;:lloddc;;;c:cc::::;;,.....'''' ..;..;;,,',;;:cc:c:..',..      </text:p>
            <text:p> .cclllll::dxxddl:clccloo:,,cclllooll:;..'.,;;;,.',;'.,,;,.',;c:;;:;...;,...    </text:p>
            <text:p>.:lccclcc:;lddloddddo:clo:',cclooooooc:.,.',cc:;,,;;,.'',...';c;,:c;...;:;...   </text:p>
            <text:p>,lc:cllll:,cdl:lddxxc;:cl;.,ccloooooo:c.;.'':c::,;:;;...'...,cc;,:lc...:c:'..   </text:p>
            <text:p>;l::cllol;':dc;clooo;,,:c;.,cclllollc::.;,'',::c,::;c ......;ll;',cl'..:cc;..   </text:p>
            <text:p>cc;;:lllc,.:o:,:llol:'.,:,';cclllllcc:;.':.'.,:;;:,.:.... ..:ll;.':c,..;lc:'..  </text:p>
            <text:p>c:',;lll:'.;l;',:llc;...,,,cc:ccc:::::''.c..'.:',,...'... ..:ol;..,c:..,clc,..  </text:p>
            <text:p>:;..,clc,..,c;'';clc,...',,:c;;;:::::;.,.:...':.'... .,.   .col;..';:'.,clc;... </text:p>
            <text:p>,,...co:'..,c:'.';c:'. .....;:;;:;;::'.'.,....:....  ''    .col,...,:,.':cc,... </text:p>
            <text:p>''...cl:...'cc'..,c:..  .....;',,,;:;..'.., ..';.    .;    .coc,. .':;.';:;'... </text:p>
            <text:p>'....cl;.  .:c;...:;.   .,'..;',,;:;.. ;  ;   .:.    .:   ..coc,.  .:;..,;,.... </text:p>
            <text:p>.....:l;.  .:l:...,;.   .;;..:',;;;.   :  ;.   .,.   .c. ..,clc'.  .;;..,,'.  . </text:p>
            <text:p/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8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                                                                                </text:p>
            <text:p>                                                                                </text:p>
            <text:p>                                                                                </text:p>
            <text:p>                                                                                </text:p>
            <text:p>                               .';cokO0KXXXKK0kdl:'.                            </text:p>
            <text:p>                           .;lxO0KXXNNWWWWWWWWWWNNNNKxc.                        </text:p>
            <text:p>                        'lk00KXNNNNWWWWWWWMMMMMWWWWWWWWNKl.                     </text:p>
            <text:p>                      ,dOKXNNWWWWWWWWWMMMMMMMMMMMMWWWWWWNXKd'                   </text:p>
            <text:p>                    .lk0XNWWWWMMMMMMMMMMMMMMMMMMMMMMWWWWWNNKOo.                 </text:p>
            <text:p>                   .lxOKNWWMMMMMMMMMMMMMMMMMMMWWWWMMMWWWWWWNK0x,                </text:p>
            <text:p>                   ,ox0XNWWMMMMMMMMMMMMMMMWWWWWWWWWMMWWWWWNNXKOd,               </text:p>
            <text:p>                   coxOKNWWWWMMMMMMMMMMWWWNNXNNNWWWWMMWWWWWNNK0xo.              </text:p>
            <text:p>                   lddxOXNWWWWWWWMMMMMMWX0OOO0KXXNNWWWWWWMWWWX0ko;              </text:p>
            <text:p>                  'lccox0NNNNNWWWWMMMMWK;;:codkOOKXNNNNWWWWWWX0kd:              </text:p>
            <text:p>                 ;.   .lONOo:;;coOXWWWWk ..,:ldxkO0XXXXXXXXXXXOxd:              </text:p>
            <text:p>                 .     .ox'       .;OWWN. ..,:ldxO0KKKKKK000KKOxo;              </text:p>
            <text:p>                       :dx;          'OW'   ':lodxOO0000OOO000kdl,              </text:p>
            <text:p>                  .   :xl;:.           0o   ';codxxkkkkkkkkk0kdl:.              </text:p>
            <text:p>                  '  .kK0ol.           cK'  .,:llodddddddxxkxdl;'               </text:p>
            <text:p>                 :cd,. KWNo'           0X;.  .,;;;ccllcllodxdc;'.               </text:p>
            <text:p>                 .:d,.,cWWXx;.        ,WW0.       .,,,'',;:c;,..                </text:p>
            <text:p>                   ;. ..KNX0okko:,,,:kOWWWO:.     .cl:...,,'...                 </text:p>
            <text:p>                   .    :NOkxkkkOOOkxOkO00XNNWNK0Oxoc.  ......                  </text:p>
            <text:p>                         0OK0kd,..,oxx;..:kOko;.........,.                      </text:p>
            <text:p>                     'l  KNNNKxc'. 'lxdol,. .        .'','                      </text:p>
            <text:p>                    .KXOKKWWWWNd,          :o     . ..,;.                       </text:p>
            <text:p>                    lkx0OKW0WWNko.     o. .0c      .;,;o'                       </text:p>
            <text:p>                   ,:;,..';,,..',     'XOOXW,      ,l;:;.                       </text:p>
            <text:p>                   ';'...'... ...    .KWWWWW:      lold:.                       </text:p>
            <text:p>                   ;;;,..'.........cxNWWWWWNo .,,. 'o:l0,                       </text:p>
            <text:p>                   :d000lcx:dKXXNNNNWWWWN0c.... .,';l:kXx                       </text:p>
            <text:p>                     ';c;,ldk0KKXXX0kdl,.   .';;'  :0ldXXx.                     </text:p>
            <text:p>                                       ..,,;:,.  .'.0Oo0XKk,                    </text:p>
            <text:p>                                        .'.. 'c;;;. :XKdKXX0o'                  </text:p>
            <text:p>                                      . ,xo:';,;.    :k0xKXXKOd;.               </text:p>
            <text:p>                                    . . . .    cc..,. lNXdkKXXK0ko'             </text:p>
            <text:p>                                .,cl:.....;dko;:,;.  .'oNXO0XNNNXKOxc'          </text:p>
            <text:p>                            .,cdkkllk......'xc  'o;,;;..cXXOKNNNNXX00Oxc'       </text:p>
            <text:p>                        .':lodxkkkOOo',.'..,'..;ll;''.cc.;KX00KXXXXXXKK0Odc'.   </text:p>
            <text:p>                      .;:lloddxkkkkd,olc.,..oOkl;.:::d,.. ,KXOxOKXXXXXK00OOxc.  </text:p>
            <text:p/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8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WWWWWWNXKXNNNNNWWWNXKNWWWWWWWWWWWWWWWWNX0Okkkxxdkk0000000OOXWWWWWWWWWWKK000OOOkd</text:p>
            <text:p>WWNXXXXXKKXKXXNNNXXOO000O0KKXXXNWXXXX0OOO000000XXNXNNNNNXXXKXXNWWWWWWWWWNNNNNNXO</text:p>
            <text:p>WNXNNNWWWWWNNNNNNXKKKKKKXXXKK000NX0KK0O00000000KNNNNNNNXXXXXXKKXWWWWWWWWWWWWNNXO</text:p>
            <text:p>WNNNWWWWWWWWWNNXXXXXXNNNNNNXKKKXNXXKXK0KK00KKKKXXNNNNNNXXXXXKXXKXNWWWWWWWWWWNNXO</text:p>
            <text:p>WNNWWWWWWWWWWNXXXXXNNNWWNNXKKXXXNNXKKKKKKKXXXXNNXXXXXXXXXXXXNXXXNXXNWWWWWWWWNNXK</text:p>
            <text:p>WXNNWWWWWWWWWNNNNNNNWWWNNXXXXXXXXNNNNNNNNNNXXXXXXXXKXXXNNNNNXXNNNNNNNWWWWWWNNNNN</text:p>
            <text:p>KKXXXNWWWNNNNNNNNNNNWNNNNNNNNNXXNWN0xl:'..       ...':lx0XNXXXNXNNNXNNNNNNNNNNWW</text:p>
            <text:p>XNNNXNNNNNNNNNNNNNNNWNNWWWWWNNNOo,.                       .:o0XXNNXNNXXNNNNNNWWW</text:p>
            <text:p>NWWWNNNNNNNNNNNNNNNWWWWWWWWNk:col,                            .ckNNNNNNNNNNNNWWW</text:p>
            <text:p>NWWWWNNNNNNNNNNNNNWWWWWWWXl.     lO.                             .lXNNNNNNNNXXNN</text:p>
            <text:p>NWWWNNNNNNNNNNNNNNWWWWWNo        .:xK;:ccll;.....,.                .oXNXXXXXXXNN</text:p>
            <text:p>XNNNNNNNNNNNNNNNNNNWWWN,           dc     '      ,'                  '0XXXXNNNNW</text:p>
            <text:p>XNNNWWNNXXXNNNWWNNNNNNc            x,                                 .OXNWWWWWW</text:p>
            <text:p>KXXXXNXXXXXNNNNNNNNNNO               '';                               .XWWWWNNN</text:p>
            <text:p>KKKKKXXXKKKXXXXNXXNNN,        ..       c                                :NNNNXXN</text:p>
            <text:p>XNNXXKKK00KNXXNWWWNNN.  'l:'';o.                                         KNNNXNN</text:p>
            <text:p>NWWWWNNXKKXXNNNWWWWW0.'oxOOOx.'                                          oKKXNNN</text:p>
            <text:p>NWWWNXNNXXXNNNNNWWWWl.;    'll.                                          oKKNNNN</text:p>
            <text:p>NWWWNNNNNNNNNNNNNWWWWl'      ;d.            .......                      KXNNNWW</text:p>
            <text:p>XNWNWNNXXNNNNNNNNNWWWc,      ,.'         .,,.     .o                    .XNNWWWW</text:p>
            <text:p>KXNNWNNXXKNNNNNNNNN0o'c      ,c;d;'',,.ok,       .'                     cWWWWWWW</text:p>
            <text:p>KNNNNXXKKXNNNNNNNNk .,cl,;,,,dxkxxxo,  :. ....'..                      ;XNWWWWWW</text:p>
            <text:p>KNNNXKKKXNNWWWNNNNK   .;  .,' ';,.  ..c.   ..,                       .oXNNNWWWWW</text:p>
            <text:p>KXNNNXKXWWWWWWWWWNN.   .c'   .o' ''   .     .             .:       'dKXXXXNNWWWW</text:p>
            <text:p>KXXXOOKWWWWWWWWNNNNOd        . lXNN0d      . c.           .dXkdookXWWWWNNXNNNNNN</text:p>
            <text:p>KK0kOKNWWWWWWWWWWNNN0.         .NNk,      ..lX..           'kxxl,,,lNWWNNNNNNNNW</text:p>
            <text:p>XKOkKNNWWWWWWWWNNNXKl.,..;.'..;.dX..     .,.Xl..                    dNNNNNXXXNNW</text:p>
            <text:p>W0KXXNNNWWWWWWNNNNXK:::;k;cxl:;.'.      .: xK;.'                    :0KKXXKKKXXN</text:p>
            <text:p>N0KXXXXNWWWWWNNXXXXKkloxx,d,,.          .;0NXl;,                    :000KXKKKKXX</text:p>
            <text:p>XKXXXNNNWWWWNNNXXKKK0.':.;':.         .c0NNNNo.                     .O00KKKKKKXX</text:p>
            <text:p>KKNNNNNNNNNNNNNXXXNNN0.           .;o0NNNNNXNO                       .o0KKK00KXK</text:p>
            <text:p>KKNNNWNXXNXXXXNNWWWWWWX.         lXNNNNWWWNNo                          'kK0O0NNN</text:p>
            <text:p>KKXNNNWNNXXXXNNNWWWWWWN'   ...:dKNNWWNNWWNNo                             ,ONNWWW</text:p>
            <text:p>NXXXXNNXXKKXXNNNWWWWNNKl;';cxXNNNNXNNNXXXNO                                dNNWW</text:p>
            <text:p>XNNNKXKKKKKKKXXNWWNXKXNNNNNNNNXXNNXXXXKXXX,                                 ,KNN</text:p>
            <text:p>OXNNXKKKKXXXXKKXXXKKKKXNNWWWWNXNNNXXXXXXXX,                                   dN</text:p>
            <text:p>kKXXXXXXXNNNXKKKKKKKXKKXNNWNNNNNNNWNNNNXXX:                                    :</text:p>
            <text:p>kKKKXXXXXNNNNNXXXKKKXXXXXXXNNNNWWWWWNNWNK:                                      </text:p>
            <text:p>0XXXKKXXNNNNNNNWNNXXXXXXXXXNWWNNNNNNNNO:                                        </text:p>
            <text:p>KXXXKKKXNNNNNNNNNNNNXXXXXKKNNWNNXXXXXc                                          </text:p>
            <text:p/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9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...............                                          ...................    </text:p>
            <text:p>................      ...            .........            ..................... </text:p>
            <text:p>................   .ok00KK0kkoc'':lx0KK0Okxdlc;.          ......................</text:p>
            <text:p>................   dk00KXNWWWWWWWWWWWNXK0Okxdlc;          ......................</text:p>
            <text:p>................  .dk0KKXWWWWWWWWWWWWNXK0Okxolc;.         ......................</text:p>
            <text:p>................. .dk0KXNWWWWWWWWWWWWNNXKOkxol:;'.        ......................</text:p>
            <text:p>.................  ok0KXNWWWWWWWWWWWWWNXK0Oxdl:;,'.      .......................</text:p>
            <text:p>.................  lx0KXNNWWWWWWWWWWWWNXK0Oxlc:;;:c'     .,,'...................</text:p>
            <text:p>.................. :x0KXNNWWWWWWWWWNKOoc,.      .:od,  .',;.','.................</text:p>
            <text:p>...................;...';:coxKXXXK0l.       . ...,:oo. ;..:l';'''''''...........</text:p>
            <text:p>.................;c,'.. .    .cOXKo....,dc';,.,:c:;;c:.:,  cc;,,,,''''''........</text:p>
            <text:p>.................cococ.'oc,;codxXNo,cdOOOkxxxxxdoc;',,.,..'lc;;;,,,,,,'''''.....</text:p>
            <text:p>..................oodOOxxxkOKKOkKNd,;oOKXXXXK0Oxo:'..... 'l:::;;;;;;,,,,'''''...</text:p>
            <text:p>..................;dck0XXXXNXKkx0Nk;':x0XXXKKOkdl;...... .;:::::::;;;;,,,,''''..</text:p>
            <text:p>...................xclkKXXXXXKxxKNOl,,c0XXKKOkdl;.......  .cccc:::::;;;;,,,,''''</text:p>
            <text:p>...................';;ok0KXXX0xxKXk;.''cKXK0kdl;'.   ..'  .ccccccc::::;;;,,,,'''</text:p>
            <text:p>......................,lxOKKKKl':;.   .;0K0kdl;'..    .'  .;lllccccc:::;;;;,,,''</text:p>
            <text:p>.......................,:dk0KKKOokdo;,lxkkkxo:,..    ...   .llllllcccc:::;;;,,,,</text:p>
            <text:p>........................':dkkdookOO0xlcc::::c;'..    ..    .;looollllcc:::;;;,,,</text:p>
            <text:p>..........................:olll;'.......';ol:,..    .      ..'loooolllccc::;;;,,</text:p>
            <text:p>......................... .:xOdccoddddc;:odo,.            ... .;loooolllcc::;;;,</text:p>
            <text:p>............................,okdl;,'..;codo:..           .... ...,coooollcc:::;;</text:p>
            <text:p>........................'''...cxOO0OO0K0kxc,.           .;;,...''...,:llllcc:::;</text:p>
            <text:p>.......................'''',,..,ok00Okxol;..           .oxo:'..lolc;,...,;ccc:::</text:p>
            <text:p>.....................'''',,,,;,..';:;,'..             .d00kl,.'xK0Okdl:,'...,;::</text:p>
            <text:p>....................'''',,,;;;::;'.                  .dKXKOo;''dXNXXKOkdoc:,'..'</text:p>
            <text:p>...................''',,,;;;;:::::,'.                lKXXX0xc;;lKNNNXXXKK0Oxdl:,</text:p>
            <text:p>.................'''',,,;;;::::::c:,c;              :0XXXXKOxlcckNWWNXXNNNNNXOd:</text:p>
            <text:p>................'''',,,;;;:::::::;,,:xx;.          ;kKXXXXXKKOdod0NNX0kxolcc:,''</text:p>
            <text:p>...............'''',,,;;;::::;;;:ldd;ck0k:..     .:k0KXNNNNNWXOdllodol:ccccccccc</text:p>
            <text:p>...............''',,,;;;:::;;:lxO0Od;;lOXKko:,.,cxOOOKXNNX0xoodkKXNNWOoooddxkkkx</text:p>
            <text:p>..............''',,,;;;;;,;:oxOK0Odc;lcoXXKK0kOXNNN0kkxocldOKNNX0OON0cldxO0KXKK0</text:p>
            <text:p>.............'''',,,;;;,,;:clooolc:::xkl0NXNX0XN0xl;;:oxO00OkxdooxKNo:ldk0XNNWNN</text:p>
            <text:p>............'''',,,,;;:cldxO0Oo;,,,;ck0kxWNWKdc,,;cloodddddddoooodOXo:ldOKXNWWWW</text:p>
            <text:p>...........''',,;:clodk0KXXKOo:;;:clkKK0ONNO:,,:cloodddxxxkxxxddoodOkc:ok0XNNNNN</text:p>
            <text:p>..........''',;coxk0KNNWNKkl:;;:lodkOKKKK0o;,;:loddxxxkkkOOOOkkkxdddkxc:ldxO0KKX</text:p>
            <text:p>..........'';:oxO0XNWWWNOo:;:codkO00KXNWKl;;:clodxkkkOOOO000KKK00Okxxkkl:clodxkk</text:p>
            <text:p>.........'';coxO0XNWWWKxc:cldkO0KKKXNWWNd;;:lodxkkO00KKXXNNNNNNNNXK0OOOOd::llood</text:p>
            <text:p>.........',:ldxk0XWWNOoccodkO00KKXXNWWW0c:clodxkO0KXNNWWWWWWWWWWWWNNXK000kl:cccl</text:p>
            <text:p>.........';codxkKNWXklcldxkO00KXXNNNWMNxcclodxkO0XNNWWWMMMMMMWWMMWWWWNXK00Oo:;::</text:p>
            <text:p/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9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           ..';codOOOOx'           .,;......'...       .l0000OOxdl:,.           </text:p>
            <text:p>           ..,:loxkOOO.           ..';;,'..''...        .k0000Okxoc:'.          </text:p>
            <text:p>           ..,;codkO0c           . ......                '0K00Oxdll:'..         </text:p>
            <text:p>           ..';cdxO0x             . . .                   :K0Okxolc:,...        </text:p>
            <text:p>          ..',:lxO00'  .           .                       c00Oxdlc:,'...       </text:p>
            <text:p>        ...',;cok0Kl                                       .d00Oxolc;,'...      </text:p>
            <text:p>       .',:ccldk00d                                 ...... .,000Okdoolc:;'..    </text:p>
            <text:p>     ..,:codxkO0KK.        .        ......',;;;,;codxoc:'...'xK00OOkkkxolc;'.   </text:p>
            <text:p>.   ...;coxkO00KKd    .,,,:cloddoolllloxkkO0KKXXXXXKK0Oko,..;lKK00000Okxdl:,....</text:p>
            <text:p>.....',:ldxO0KKKKx...,cc,,;:lodxkO0KKXXNNNNNNNNNNNXXKK0Ox:;;cc0KK00000Okxoc;,,',</text:p>
            <text:p>...';:clodxO0KXXX0'.;:oo;.',:clodxkOO00KKXXXXXXXXXKK00OkdlcoolOKKK0000Okxoc;;:cl</text:p>
            <text:p>',;:loooddxOKKXXXX:,;odxc..';cloddxxkkOO00KKKKXXXKK0OkkxxxkkdoOKKK000OOkxoc;;cdx</text:p>
            <text:p>;::coddxxkk0KKXXXXd,:dOOd...;ldxOO0KKKKKKXXXNNNNXXK0OkkkO0K0xd0KK000OkkkxdolldkO</text:p>
            <text:p>:cloodxkkkO0KKKXXX0;:xXXO;.';cldxkO0KXXXXXXXXXXXXKK0OOOKXXNKddK0KK00OkkkxxxkkOO0</text:p>
            <text:p>ooddxxxkOO0KKKXXK0K:cKNNd.  ..',::cloxO000OOkkdol:;'...,ONWKlk0x:xKK0000OOOO000O</text:p>
            <text:p>dxdodxkkO0KKXXXd..;olNNK.           .'cdkx:'.          .cNWXOKoccOKKKKKKKKK00000</text:p>
            <text:p>dolodxxxkO0KXXX,   ;kNk:.             ,x0O'             .kWW0lxOd0XKKKKKKK000OOO</text:p>
            <text:p>xddolllokO0KKXX;.   kNl.              ,ONKd',::;;;,,,:cllxNWKkx0OXXXKKKKKKK00Okx</text:p>
            <text:p>ddolcccoxO0KXXXd    oXo,.....',;codoc,;kNK00XXKK0Okkkkxxx0WWKX0OKXXXXXXKKKKK0OOk</text:p>
            <text:p>llccclodxO0KKXXK.   .kl..':ldkOO00Oxl::kNX00KXXXXKK00OkxkXWOO00XXXXXXXXXXXKKKKK0</text:p>
            <text:p>looloxkOO00KKXXXx    'c   .;ldxkkxo;:lokNX0OO0KKKK0OkxdokNXd00XXXXXXXXXXXXXXKKKK</text:p>
            <text:p>oxkOO000000KXXXXXk.   o.   .,coddo;:OOdOXNK00OKKK00kxoccxNxkNNNXXXXXXXXXXXXXKKKK</text:p>
            <text:p>kO0000K0000KXXXXXN0ol:c;    .,lodd,,'.'cxxoclxXXK0Okoc:;lx:0NNNXXXXXXXXXXXKKKKKK</text:p>
            <text:p>kO000000000KKKXXXNNNNK,;.....'cdkx          .OXXX0Oxoc,',;:NNNNNXXXXXXXXXKKKKKKK</text:p>
            <text:p>OO00KKK00000KKKXXNNNNX''...,:ccodl'.     .,:ok0000kdc,...'dNNNNNNXXXXXXXKKKKKKK0</text:p>
            <text:p>000KKKK000KKKKKXXNNNNX;..  .oxl.. ..';o00kdl:,',:odl,.  .,ONNNNNXXXXXXXKKKKKKK00</text:p>
            <text:p>O00000000KKKKKXXXNNNNNl.    ,x,     ....,'''''.  .;'.   .;XNNNNNXXXXXXKKKKKKK000</text:p>
            <text:p>OOOOOOOOOO0KKKXXNNNNNNd     ,o' ...':oxddxkxdolo;...   ..dNNNNNNNXXXXXKKKKKK000O</text:p>
            <text:p>kxddxxxxkO0KKXXXNNNNNNk.   ..c.       .......':c,.      ,0NNNNNNNXXXXXXXKKK0OOOO</text:p>
            <text:p>llloodkkO0KKXXXNNNNNNN0.    ...          .,lddo:.      ;dOXNNNNNXXXXXXXXKK00OOOO</text:p>
            <text:p>clodxkkO00KKXXXNNNNNNN0.     .    .':clodxO0xl,.     .ldxOXKNNNNNXXXXXXKKKK0OOOO</text:p>
            <text:p>kkO0000KKKKKKXXXNNNNNNK:    ...     .....',;..      cxxxxkXkxKNNNNNXXXKKKKXKK00O</text:p>
            <text:p>k00000KKKKKKKXXXNNNNNNXd     ,.                   .dkkkxdxOooox0XNNXXXXKXXXXKK00</text:p>
            <text:p>dkOO00KKKKKKXXXXNNNNNNXk'     .                  .dkOkkxdolodxxdxk0KXXXXXXXXXXKK</text:p>
            <text:p>::loxO0KKKXXXXXXNNNNNNX0:                       'okkkkxdocldkOOOkxxdxk0KXXXXXXXX</text:p>
            <text:p>.',:okO0KKKXXXXXXNNNNXKKl                      'ldxxxxdolcoxO0KK00OOkxxxo;xKXXXX</text:p>
            <text:p>..';lxO0KKKKKXXXXXX0O0XKl                     ':lodxxddlccdkO0KKKKKKK0OOo   ,o0X</text:p>
            <text:p>'',cdxOO000KKXXX0dlxOKX0c                    .,:coddddolcldkO0KKKXXXXXKK,.     .</text:p>
            <text:p>,,:ldk00KKKKK0xc,,cdOXXk:                   ..';cloddolllodkO00KKKKXXXXo....    </text:p>
            <text:p>:ccldO0KKXXKx:,'.';oOX0o,                   ..';clooollllodkO000KKXXXXOl.       </text:p>
            <text:p/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9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';,,..odddxxxkkOOOOOOO00KXNWWMMX.  . ...','':oxkxxddddkxxxxxxxxdxdddlol',.....  </text:p>
            <text:p>loc,..'ddxxxkkOO000000KKXNNWMMW.   ......... 'dkxxxxxxkkkkkkkkkkkkkdooo;:,',,,. </text:p>
            <text:p>dxo;,..oddxkkO000KKKKKXXNNWWMMk      .        .xkkxxkkkOO0000000OOOdl:c::,',',..</text:p>
            <text:p>dxo;:,'odoxkOO00KKKXXNNNNWWMMMX.       .....   .kkOkOOO0KKXXKKKKKK0klcclc;;;,;..</text:p>
            <text:p>kOx::;.:dloxkO00KKXXNNNWWWWMMMMk   'coONWWWXO;  x0KKKXNNNWNNNNNWWNX0kkdol::l;:..</text:p>
            <text:p>xkd;::;,lldxkOO0KKXXNNNWWWWMMMMO  ,dOXWWMMWNXx,,0XNWWWWWWWWWWWWWWWX00Oddocco:c'.</text:p>
            <text:p>dxo;;cc:;:ddxkO0KKXXNNWWWWWMMMMN..':dOXNNKkoclKkkOWWWWWWWNNNWWWWWWX00Oxddlld:c,.</text:p>
            <text:p>ldl;;cllc:oloxkO0KXXNNWWWWWMMMMc...    o0....c0kxXWMWWWWNNNNNWWWWWNX00xxdlodcl,.</text:p>
            <text:p>oxd;;coll:ollxkkO0KXXNNWWWWWMMMo c,;lxddWKNNNXO0KNMMWWWWNNWWWWWWWWWXK0xkxooxcl;'</text:p>
            <text:p>0XKl:loooccoldxxkO0KXXNNWWWWMWMWdl;:dOdl0dNN0lodNMMMMWWWWWWWWWWWWWWXKKkOkdodoolc</text:p>
            <text:p>WMWxloddoocloddxkkO0KXXNNWWWWWMWW,..,c.   :dd'.lWMMMMMWWWWWWWWWWWWWXXKO0Oxdocc,l</text:p>
            <text:p>NWWkoodddolcooddxxkO0KXNNNWWWWWWNk     ';;,'. .XMMMMMMWWWWWWWWWWWWWNXX000xxdllcd</text:p>
            <text:p>WMWOddxddolclcoddxkkO0KXNWWNXXXKKXd   ....,.  xMMMMMMWWWWWWWWWWWMMWNNXKK0xxxoolx</text:p>
            <text:p>NMWkodddddolollddxkkO0KNNNKxl:,..             dMMMMMMWWWMMMMMMMMMMWWNXKKKkkkodox</text:p>
            <text:p>XWWxloddddolodcodxxkkOOxclxkc.                ooKMMMMWWMMMMMMMMMMMMWNNXXKOOOdddk</text:p>
            <text:p>x0Ol:lddddolod,,olccodolloxkd,.               .,ox0WMMMMMMMMMMMMMMMWNNXXX00OxxdO</text:p>
            <text:p>dOOc:lddddolod'...;lxKXXXNNN0:;:,           ...cxkxxOKWMMMMWWWWWWWWWNNXXX000xxxO</text:p>
            <text:p>okk:;lddddoloo. .,coONWWWNKkddk0O;...    ..:l::codxkOxdNMMWWWWWWWWWWNNXXX000xkx0</text:p>
            <text:p>d0Oc;lodddolo. ..,:oxOOOkxxkOKNWWNXXXx'...:dxxkkdc;c0xolkXWWWWWWWWWWNNXKK000kkkK</text:p>
            <text:p>lxd:;coddooll  ....',,,:ldk0XWMMMMMWWXOkKXXOxxxxdlcc0X0kdld0WMMMMMMWNNXKK000OO0W</text:p>
            <text:p>oxx:;cddddold.       .,:oxOKWMMWNXXXXK0NMMMXkddddddllxKX0xolKMMMMMMWNXKKK00K0KXM</text:p>
            <text:p>x0Ol:lddddoco.       .,cok0XWMMWXKOkkkOWMMMWXOkxdddlc:cxOkdlcXMMMMMWNXKKK00K0KXM</text:p>
            <text:p>WMWkooddddc     ..    .':ox0NWMMWNKkxoxNNWMMWNKOkxdl:,'':ll:;lMMMMMWNXKKK00KOKXM</text:p>
            <text:p>NMWOddxddc     .;:'    ...,:d0XNNXOdc;dkk0WMMMWNKkxdl:'...,;''OWMMMWNXKKK000O00W</text:p>
            <text:p>NMW0xxxdd.    ..''.         .;:clc;'.,Nl;cxKWWMWXOxol:'.   ...:WMMWNNX0KK000kOOX</text:p>
            <text:p>NMWOxxxdo.   .'''.                .;o0NKl'.;lxkxo,.''..      .kWMMWNXK000O00kkkK</text:p>
            <text:p>NMWkodddo   .'''...,           .';co0Xx0NNx;.....       .::.'KWMMMWNXKO00OOOxkk0</text:p>
            <text:p>kXKocodd' . .....,:::,     .;;...,:lkx:oxo:,'.         .:oc'xNWWWWWXK0kOOxxxxxxO</text:p>
            <text:p>kK0c:ll..'.  ...'c::co.  ..':...':o0Xd:00kc,.. ..      .clc,ldNWWWWXKOxkkdxxdxdk</text:p>
            <text:p>okx::: .:c,    ,c:::coc  ...;'  ...',';kOKxc,.......:  .col;''OWMMMX0Oddxdxxddox</text:p>
            <text:p>oxd:;. ;ooc,..,:;:::ccd. .;.....,ckKx:cc::,..  .'..kNc..col:..oWMMWK0kdddoxxoold</text:p>
            <text:p>ldd:.  'cllc:::,,;::cclc .,;,.  .':ol:oxkKOl,...',.0W0:.;cc;..cXWWWKOxoddodxoolo</text:p>
            <text:p>cdd;   .,:::ld,,;;::ccll..':lc....,cl:ccdoc,. .;c;.lWWl..,,'..'KWWWKOxoddoddllco</text:p>
            <text:p>OXK.   .',,,oc,,,;::ccllc.':oOl'.';lxxxk0Od:,.'cl:'.XMx. .. .::cNWMXkxoddoddllcl</text:p>
            <text:p>0Xk   .....'d,,'';::cclll..;cdO:...';codol;'..,cc,..xMW; ...;od:OWWKxdlodlddll:l</text:p>
            <text:p>OXc  ......cc;,',;::cllll. .,cdd,....',;;,'..';;.   dNW: .:ccxOoc0Okddlodlodlc:l</text:p>
            <text:p>'k'  .'...;;:;,,;:::clll,    .'cl'......'''',;:'.....kN'.;cclkOo'kddooclolooc:;l</text:p>
            <text:p>'d. .'...;:;:;,,;:::clll.   .'..;;'......'',;c;..    'K'.;ccokx:.ddool:llclo;;;l</text:p>
            <text:p>.l. .'.'l:::c:,,;;::cll;    .',..,,'..........       .o..':cdxd;.loll:;c::ll;;;:</text:p>
            <text:p> ;  ...lo:::c:;,,;;:ccl,         .......             .l. .;coxo;.cl::;';:;cl;;,.</text:p>
            <text:p/>
          </table:table-cell>
          <table:table-cell table:number-columns-repeated="2"/>
        </table:table-row>
        <table:table-row table:style-name="ro2" table:number-rows-repeated="1048501">
          <table:table-cell table:number-columns-repeated="5"/>
        </table:table-row>
        <table:table-row table:style-name="ro10">
          <table:table-cell table:number-columns-repeated="5"/>
        </table:table-row>
        <table:table-row table:style-name="ro10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00-00-00</text:date>, <text:time style:data-style-name="N2" text:time-value="18:23:17.8725478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3:25:44.656603509</meta:creation-date>
    <dc:date>2024-04-01T18:39:07.581817722</dc:date>
    <meta:editing-duration>PT1H34M41S</meta:editing-duration>
    <meta:editing-cycles>16</meta:editing-cycles>
    <meta:generator>LibreOffice/7.6.5.2$Linux_X86_64 LibreOffice_project/60$Build-2</meta:generator>
    <meta:document-statistic meta:table-count="1" meta:cell-count="47" meta:object-count="0"/>
  </office:meta>
</office:document-meta>
</file>